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/>
      <style:map style:condition="cell-content()=1" style:apply-style-name="Set3_5f_1" style:base-cell-address="structure.A1"/>
      <style:map style:condition="cell-content()=2" style:apply-style-name="Set3_5f_2" style:base-cell-address="structure.A1"/>
      <style:map style:condition="cell-content()=3" style:apply-style-name="Set3_5f_3" style:base-cell-address="structure.A1"/>
      <style:map style:condition="cell-content()=4" style:apply-style-name="Set3_5f_4" style:base-cell-address="structure.A1"/>
      <style:map style:condition="cell-content()=5" style:apply-style-name="Set3_5f_5" style:base-cell-address="structure.A1"/>
      <style:map style:condition="cell-content()=6" style:apply-style-name="Set3_5f_6" style:base-cell-address="structure.A1"/>
      <style:map style:condition="cell-content()=7" style:apply-style-name="Set3_5f_7" style:base-cell-address="structure.A1"/>
      <style:map style:condition="cell-content()=8" style:apply-style-name="Set3_5f_8" style:base-cell-address="structure.A1"/>
      <style:map style:condition="cell-content()=9" style:apply-style-name="Set3_5f_9" style:base-cell-address="structure.A1"/>
      <style:map style:condition="cell-content()=10" style:apply-style-name="Set3_5f_10" style:base-cell-address="structure.A1"/>
      <style:map style:condition="cell-content()=11" style:apply-style-name="Set3_5f_11" style:base-cell-address="structure.A1"/>
      <style:map style:condition="cell-content()=12" style:apply-style-name="Set3_5f_12" style:base-cell-address="structure.A1"/>
    </style:style>
    <style:style style:name="ce2" style:family="table-cell" style:parent-style-name="Default">
      <style:map style:condition="cell-content()=1" style:apply-style-name="Set3_5f_1" style:base-cell-address="structure.A1"/>
      <style:map style:condition="cell-content()=2" style:apply-style-name="Set3_5f_2" style:base-cell-address="structure.A1"/>
      <style:map style:condition="cell-content()=3" style:apply-style-name="Set3_5f_3" style:base-cell-address="structure.A1"/>
      <style:map style:condition="cell-content()=4" style:apply-style-name="Set3_5f_4" style:base-cell-address="structure.A1"/>
      <style:map style:condition="cell-content()=5" style:apply-style-name="Set3_5f_5" style:base-cell-address="structure.A1"/>
      <style:map style:condition="cell-content()=6" style:apply-style-name="Set3_5f_6" style:base-cell-address="structure.A1"/>
      <style:map style:condition="cell-content()=7" style:apply-style-name="Set3_5f_7" style:base-cell-address="structure.A1"/>
      <style:map style:condition="cell-content()=8" style:apply-style-name="Set3_5f_8" style:base-cell-address="structure.A1"/>
      <style:map style:condition="cell-content()=9" style:apply-style-name="Set3_5f_9" style:base-cell-address="structure.A1"/>
      <style:map style:condition="cell-content()=10" style:apply-style-name="Set3_5f_10" style:base-cell-address="structure.A1"/>
      <style:map style:condition="cell-content()=11" style:apply-style-name="Set3_5f_11" style:base-cell-address="structure.A1"/>
      <style:map style:condition="cell-content()=12" style:apply-style-name="Set3_5f_12" style:base-cell-address="structure.A1"/>
    </style:style>
    <style:style style:name="ce3" style:family="table-cell" style:parent-style-name="Default">
      <style:table-cell-properties fo:background-color="transparent"/>
      <style:text-properties style:use-window-font-color="true"/>
    </style:style>
    <style:style style:name="ce4" style:family="table-cell" style:parent-style-name="Default"/>
    <style:style style:name="ce5" style:family="table-cell" style:parent-style-name="Default">
      <style:table-cell-properties fo:background-color="transparent"/>
      <style:text-properties style:use-window-font-color="true"/>
    </style:style>
    <style:style style:name="ce6" style:family="table-cell" style:parent-style-name="Default">
      <style:table-cell-properties fo:background-color="transparent"/>
      <style:text-properties style:use-window-font-color="true"/>
    </style:style>
    <style:style style:name="ce7" style:family="table-cell" style:parent-style-name="Default"/>
    <style:style style:name="ce8" style:family="table-cell" style:parent-style-name="Default">
      <style:table-cell-properties fo:background-color="transparent"/>
      <style:text-properties style:use-window-font-color="true"/>
    </style:style>
    <style:style style:name="ce9" style:family="table-cell" style:parent-style-name="Default"/>
    <style:style style:name="ce10" style:family="table-cell" style:parent-style-name="Default"/>
    <style:style style:name="ce11" style:family="table-cell" style:parent-style-name="Default">
      <style:table-cell-properties fo:background-color="transparent"/>
      <style:text-properties style:use-window-font-color="true"/>
    </style:style>
    <style:style style:name="ce12" style:family="table-cell" style:parent-style-name="Default"/>
    <style:style style:name="ce13" style:family="table-cell" style:parent-style-name="Default"/>
    <style:style style:name="ce14" style:family="table-cell" style:parent-style-name="Default"/>
    <style:style style:name="ce15" style:family="table-cell" style:parent-style-name="Default"/>
    <style:style style:name="ce16" style:family="table-cell" style:parent-style-name="Default"/>
    <style:style style:name="ce17" style:family="table-cell" style:parent-style-name="Default">
      <style:table-cell-properties fo:background-color="transparent"/>
      <style:text-properties style:use-window-font-color="true"/>
    </style:style>
    <style:style style:name="ce18" style:family="table-cell" style:parent-style-name="Default"/>
    <style:style style:name="ce19" style:family="table-cell" style:parent-style-name="Default"/>
    <style:style style:name="ce20" style:family="table-cell" style:parent-style-name="Default"/>
    <style:style style:name="ce21" style:family="table-cell" style:parent-style-name="Default"/>
    <style:style style:name="ce22" style:family="table-cell" style:parent-style-name="Default"/>
    <style:style style:name="ce23" style:family="table-cell" style:parent-style-name="Default">
      <style:table-cell-properties fo:background-color="transparent"/>
      <style:text-properties style:use-window-font-color="true"/>
    </style:style>
    <style:style style:name="ce24" style:family="table-cell" style:parent-style-name="Default"/>
    <style:style style:name="ce25" style:family="table-cell" style:parent-style-name="Default"/>
    <style:style style:name="ce26" style:family="table-cell" style:parent-style-name="Default"/>
    <style:style style:name="ce27" style:family="table-cell" style:parent-style-name="Default"/>
    <style:style style:name="ce28" style:family="table-cell" style:parent-style-name="Default">
      <style:table-cell-properties fo:background-color="transparent"/>
      <style:text-properties style:use-window-font-color="true"/>
    </style:style>
    <style:style style:name="ce29" style:family="table-cell" style:parent-style-name="Default"/>
    <style:style style:name="ce30" style:family="table-cell" style:parent-style-name="Default"/>
    <style:style style:name="ce31" style:family="table-cell" style:parent-style-name="Default"/>
    <style:style style:name="ce32" style:family="table-cell" style:parent-style-name="Default">
      <style:table-cell-properties fo:background-color="transparent"/>
      <style:text-properties style:use-window-font-color="true"/>
    </style:style>
    <style:style style:name="ce33" style:family="table-cell" style:parent-style-name="Default"/>
    <style:style style:name="ce34" style:family="table-cell" style:parent-style-name="Default"/>
    <style:style style:name="ce35" style:family="table-cell" style:parent-style-name="Default"/>
    <style:style style:name="ce36" style:family="table-cell" style:parent-style-name="Default">
      <style:table-cell-properties fo:background-color="transparent"/>
      <style:text-properties style:use-window-font-color="true"/>
    </style:style>
    <style:style style:name="ce37" style:family="table-cell" style:parent-style-name="Default"/>
    <style:style style:name="ce38" style:family="table-cell" style:parent-style-name="Default"/>
    <style:style style:name="ce39" style:family="table-cell" style:parent-style-name="Default"/>
    <style:style style:name="ce40" style:family="table-cell" style:parent-style-name="Default">
      <style:table-cell-properties fo:background-color="transparent"/>
      <style:text-properties style:use-window-font-color="true"/>
    </style:style>
    <style:style style:name="ce41" style:family="table-cell" style:parent-style-name="Default"/>
    <style:style style:name="ce42" style:family="table-cell" style:parent-style-name="Default"/>
    <style:style style:name="ce43" style:family="table-cell" style:parent-style-name="Default"/>
    <style:style style:name="ce44" style:family="table-cell" style:parent-style-name="Default">
      <style:table-cell-properties fo:background-color="transparent"/>
      <style:text-properties style:use-window-font-color="true"/>
    </style:style>
    <style:style style:name="ce45" style:family="table-cell" style:parent-style-name="Default"/>
    <style:style style:name="ce46" style:family="table-cell" style:parent-style-name="Default"/>
    <style:style style:name="ce47" style:family="table-cell" style:parent-style-name="Default"/>
    <style:style style:name="ce48" style:family="table-cell" style:parent-style-name="Default">
      <style:table-cell-properties fo:background-color="transparent"/>
      <style:text-properties style:use-window-font-color="true"/>
    </style:style>
    <style:style style:name="ce49" style:family="table-cell" style:parent-style-name="Default"/>
    <style:style style:name="ce50" style:family="table-cell" style:parent-style-name="Default"/>
    <style:style style:name="ce51" style:family="table-cell" style:parent-style-name="Default"/>
    <style:style style:name="ce52" style:family="table-cell" style:parent-style-name="Default">
      <style:table-cell-properties fo:background-color="transparent"/>
      <style:text-properties style:use-window-font-color="true"/>
    </style:style>
    <style:style style:name="ce53" style:family="table-cell" style:parent-style-name="Default"/>
    <style:style style:name="ce54" style:family="table-cell" style:parent-style-name="Default"/>
  </office:automatic-styles>
  <office:body>
    <office:spreadsheet>
      <table:calculation-settings table:automatic-find-labels="false"/>
      <table:table table:name="structure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lengt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</table:table-row>
        <table:table-row table:style-name="ro1" table:number-rows-repeated="1048569">
          <table:table-cell table:number-columns-repeated="3"/>
        </table:table-row>
        <table:table-row table:style-name="ro1">
          <table:table-cell table:number-columns-repeated="3"/>
        </table:table-row>
        <calcext:conditional-formats>
          <calcext:conditional-format calcext:target-range-address="structure.A1:structure.B1048576">
            <calcext:condition calcext:apply-style-name="Set3_1" calcext:value="=1" calcext:base-cell-address="structure.A1"/>
            <calcext:condition calcext:apply-style-name="Set3_2" calcext:value="=2" calcext:base-cell-address="structure.A1"/>
            <calcext:condition calcext:apply-style-name="Set3_3" calcext:value="=3" calcext:base-cell-address="structure.A1"/>
            <calcext:condition calcext:apply-style-name="Set3_4" calcext:value="=4" calcext:base-cell-address="structure.A1"/>
            <calcext:condition calcext:apply-style-name="Set3_5" calcext:value="=5" calcext:base-cell-address="structure.A1"/>
            <calcext:condition calcext:apply-style-name="Set3_6" calcext:value="=6" calcext:base-cell-address="structure.A1"/>
            <calcext:condition calcext:apply-style-name="Set3_7" calcext:value="=7" calcext:base-cell-address="structure.A1"/>
            <calcext:condition calcext:apply-style-name="Set3_8" calcext:value="=8" calcext:base-cell-address="structure.A1"/>
            <calcext:condition calcext:apply-style-name="Set3_9" calcext:value="=9" calcext:base-cell-address="structure.A1"/>
            <calcext:condition calcext:apply-style-name="Set3_10" calcext:value="=10" calcext:base-cell-address="structure.A1"/>
            <calcext:condition calcext:apply-style-name="Set3_11" calcext:value="=11" calcext:base-cell-address="structure.A1"/>
            <calcext:condition calcext:apply-style-name="Set3_12" calcext:value="=12" calcext:base-cell-address="structure.A1"/>
          </calcext:conditional-format>
        </calcext:conditional-formats>
      </table:table>
      <table:table table:name="cells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default-cell-style-name="ce7"/>
        <table:table-column table:style-name="co1" table:default-cell-style-name="ce12"/>
        <table:table-column table:style-name="co1" table:default-cell-style-name="ce18"/>
        <table:table-column table:style-name="co1" table:default-cell-style-name="ce24"/>
        <table:table-column table:style-name="co1" table:default-cell-style-name="ce27"/>
        <table:table-column table:style-name="co1" table:default-cell-style-name="ce31"/>
        <table:table-column table:style-name="co1" table:default-cell-style-name="ce35"/>
        <table:table-column table:style-name="co1" table:default-cell-style-name="ce39"/>
        <table:table-column table:style-name="co1" table:default-cell-style-name="ce43"/>
        <table:table-column table:style-name="co1" table:default-cell-style-name="ce47"/>
        <table:table-column table:style-name="co1" table:default-cell-style-name="ce51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ellid</text:p>
          </table:table-cell>
          <table:table-cell office:value-type="string" calcext:value-type="string">
            <text:p>milestone_1</text:p>
          </table:table-cell>
          <table:table-cell table:style-name="ce6" office:value-type="string" calcext:value-type="string">
            <text:p>milestone_2</text:p>
          </table:table-cell>
          <table:table-cell table:style-name="ce11" office:value-type="string" calcext:value-type="string">
            <text:p>milestone_3</text:p>
          </table:table-cell>
          <table:table-cell table:style-name="ce17" office:value-type="string" calcext:value-type="string">
            <text:p>milestone_4</text:p>
          </table:table-cell>
          <table:table-cell table:style-name="ce23" office:value-type="string" calcext:value-type="string">
            <text:p>milestone_5</text:p>
          </table:table-cell>
          <table:table-cell table:style-name="ce5" office:value-type="string" calcext:value-type="string">
            <text:p>milestone_6</text:p>
          </table:table-cell>
          <table:table-cell table:style-name="ce5" office:value-type="string" calcext:value-type="string">
            <text:p>milestone_7</text:p>
          </table:table-cell>
          <table:table-cell table:style-name="ce5" office:value-type="string" calcext:value-type="string">
            <text:p>milestone_8</text:p>
          </table:table-cell>
          <table:table-cell table:style-name="ce5" office:value-type="string" calcext:value-type="string">
            <text:p>milestone_9</text:p>
          </table:table-cell>
          <table:table-cell table:style-name="ce5" office:value-type="string" calcext:value-type="string">
            <text:p>milestone_10</text:p>
          </table:table-cell>
          <table:table-cell table:style-name="ce5" office:value-type="string" calcext:value-type="string">
            <text:p>milestone_11</text:p>
          </table:table-cell>
          <table:table-cell table:style-name="ce5" office:value-type="string" calcext:value-type="string">
            <text:p>milestone_12</text:p>
          </table:table-cell>
          <table:table-cell office:value-type="string" calcext:value-type="string">
            <text:p>extra_1</text:p>
          </table:table-cell>
          <table:table-cell office:value-type="string" calcext:value-type="string">
            <text:p>extra_2</text:p>
          </table:table-cell>
          <table:table-cell office:value-type="string" calcext:value-type="string">
            <text:p>extra_3</text:p>
          </table:table-cell>
          <table:table-cell office:value-type="string" calcext:value-type="string">
            <text:p>extra_4</text:p>
          </table:table-cell>
          <table:table-cell office:value-type="string" calcext:value-type="string">
            <text:p>extra_5</text:p>
          </table:table-cell>
          <table:table-cell office:value-type="string" calcext:value-type="string">
            <text:p>extra_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formula="of:=1-[.B2]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5" calcext:value-type="float">
            <text:p>0.95</text:p>
          </table:table-cell>
          <table:table-cell table:formula="of:=1-[.B3]" office:value-type="float" office:value="0.0499999999999999" calcext:value-type="float">
            <text:p>0.05</text:p>
          </table:table-cell>
          <table:table-cell table:style-name="ce11"/>
          <table:table-cell table:style-name="ce17"/>
          <table:table-cell table:style-name="ce23"/>
          <table:table-cell table:style-name="ce28"/>
          <table:table-cell table:style-name="ce32"/>
          <table:table-cell table:style-name="ce36"/>
          <table:table-cell table:style-name="ce40"/>
          <table:table-cell table:style-name="ce44"/>
          <table:table-cell table:style-name="ce48"/>
          <table:table-cell table:style-name="ce52"/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float" office:value="0.9" calcext:value-type="float">
            <text:p>0.9</text:p>
          </table:table-cell>
          <table:table-cell table:formula="of:=1-[.B4]" office:value-type="float" office:value="0.1" calcext:value-type="float">
            <text:p>0.1</text:p>
          </table:table-cell>
          <table:table-cell table:style-name="ce11"/>
          <table:table-cell table:style-name="ce17"/>
          <table:table-cell table:style-name="ce23"/>
          <table:table-cell table:style-name="ce28"/>
          <table:table-cell table:style-name="ce32"/>
          <table:table-cell table:style-name="ce36"/>
          <table:table-cell table:style-name="ce40"/>
          <table:table-cell table:style-name="ce44"/>
          <table:table-cell table:style-name="ce48"/>
          <table:table-cell table:style-name="ce52"/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5" calcext:value-type="float">
            <text:p>0.85</text:p>
          </table:table-cell>
          <table:table-cell table:formula="of:=1-[.B5]" office:value-type="float" office:value="0.15" calcext:value-type="float">
            <text:p>0.15</text:p>
          </table:table-cell>
          <table:table-cell table:style-name="ce11"/>
          <table:table-cell table:style-name="ce17"/>
          <table:table-cell table:style-name="ce23"/>
          <table:table-cell table:style-name="ce28"/>
          <table:table-cell table:style-name="ce32"/>
          <table:table-cell table:style-name="ce36"/>
          <table:table-cell table:style-name="ce40"/>
          <table:table-cell table:style-name="ce44"/>
          <table:table-cell table:style-name="ce48"/>
          <table:table-cell table:style-name="ce52"/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float" office:value="0.8" calcext:value-type="float">
            <text:p>0.8</text:p>
          </table:table-cell>
          <table:table-cell table:formula="of:=1-[.B6]" office:value-type="float" office:value="0.2" calcext:value-type="float">
            <text:p>0.2</text:p>
          </table:table-cell>
          <table:table-cell table:style-name="ce11"/>
          <table:table-cell table:style-name="ce17"/>
          <table:table-cell table:style-name="ce23"/>
          <table:table-cell table:style-name="ce28"/>
          <table:table-cell table:style-name="ce32"/>
          <table:table-cell table:style-name="ce36"/>
          <table:table-cell table:style-name="ce40"/>
          <table:table-cell table:style-name="ce44"/>
          <table:table-cell table:style-name="ce48"/>
          <table:table-cell table:style-name="ce52"/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5" calcext:value-type="float">
            <text:p>0.75</text:p>
          </table:table-cell>
          <table:table-cell table:formula="of:=1-[.B7]" office:value-type="float" office:value="0.25" calcext:value-type="float">
            <text:p>0.25</text:p>
          </table:table-cell>
          <table:table-cell table:style-name="ce11"/>
          <table:table-cell table:style-name="ce17"/>
          <table:table-cell table:style-name="ce23"/>
          <table:table-cell table:style-name="ce28"/>
          <table:table-cell table:style-name="ce32"/>
          <table:table-cell table:style-name="ce36"/>
          <table:table-cell table:style-name="ce40"/>
          <table:table-cell table:style-name="ce44"/>
          <table:table-cell table:style-name="ce48"/>
          <table:table-cell table:style-name="ce52"/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float" office:value="0.7" calcext:value-type="float">
            <text:p>0.7</text:p>
          </table:table-cell>
          <table:table-cell table:formula="of:=1-[.B8]" office:value-type="float" office:value="0.3" calcext:value-type="float">
            <text:p>0.3</text:p>
          </table:table-cell>
          <table:table-cell table:style-name="ce11"/>
          <table:table-cell table:style-name="ce17"/>
          <table:table-cell table:style-name="ce23"/>
          <table:table-cell table:style-name="ce28"/>
          <table:table-cell table:style-name="ce32"/>
          <table:table-cell table:style-name="ce36"/>
          <table:table-cell table:style-name="ce40"/>
          <table:table-cell table:style-name="ce44"/>
          <table:table-cell table:style-name="ce48"/>
          <table:table-cell table:style-name="ce52"/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5" calcext:value-type="float">
            <text:p>0.65</text:p>
          </table:table-cell>
          <table:table-cell table:formula="of:=1-[.B9]" office:value-type="float" office:value="0.35" calcext:value-type="float">
            <text:p>0.35</text:p>
          </table:table-cell>
          <table:table-cell table:style-name="ce11"/>
          <table:table-cell table:style-name="ce17"/>
          <table:table-cell table:style-name="ce23"/>
          <table:table-cell table:style-name="ce28"/>
          <table:table-cell table:style-name="ce32"/>
          <table:table-cell table:style-name="ce36"/>
          <table:table-cell table:style-name="ce40"/>
          <table:table-cell table:style-name="ce44"/>
          <table:table-cell table:style-name="ce48"/>
          <table:table-cell table:style-name="ce52"/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float" office:value="0.6" calcext:value-type="float">
            <text:p>0.6</text:p>
          </table:table-cell>
          <table:table-cell table:formula="of:=1-[.B10]" office:value-type="float" office:value="0.4" calcext:value-type="float">
            <text:p>0.4</text:p>
          </table:table-cell>
          <table:table-cell table:style-name="ce11"/>
          <table:table-cell table:style-name="ce17"/>
          <table:table-cell table:style-name="ce23"/>
          <table:table-cell table:style-name="ce28"/>
          <table:table-cell table:style-name="ce32"/>
          <table:table-cell table:style-name="ce36"/>
          <table:table-cell table:style-name="ce40"/>
          <table:table-cell table:style-name="ce44"/>
          <table:table-cell table:style-name="ce48"/>
          <table:table-cell table:style-name="ce52"/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5" calcext:value-type="float">
            <text:p>0.55</text:p>
          </table:table-cell>
          <table:table-cell table:formula="of:=1-[.B11]" office:value-type="float" office:value="0.45" calcext:value-type="float">
            <text:p>0.45</text:p>
          </table:table-cell>
          <table:table-cell table:style-name="ce11"/>
          <table:table-cell table:style-name="ce17"/>
          <table:table-cell table:style-name="ce23"/>
          <table:table-cell table:style-name="ce28"/>
          <table:table-cell table:style-name="ce32"/>
          <table:table-cell table:style-name="ce36"/>
          <table:table-cell table:style-name="ce40"/>
          <table:table-cell table:style-name="ce44"/>
          <table:table-cell table:style-name="ce48"/>
          <table:table-cell table:style-name="ce52"/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float" office:value="0.5" calcext:value-type="float">
            <text:p>0.5</text:p>
          </table:table-cell>
          <table:table-cell table:formula="of:=1-[.B12]" office:value-type="float" office:value="0.5" calcext:value-type="float">
            <text:p>0.5</text:p>
          </table:table-cell>
          <table:table-cell table:number-columns-repeated="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5" calcext:value-type="float">
            <text:p>0.45</text:p>
          </table:table-cell>
          <table:table-cell table:formula="of:=1-[.B13]" office:value-type="float" office:value="0.55" calcext:value-type="float">
            <text:p>0.55</text:p>
          </table:table-cell>
          <table:table-cell table:number-columns-repeated="1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" office:value-type="float" office:value="0.4" calcext:value-type="float">
            <text:p>0.4</text:p>
          </table:table-cell>
          <table:table-cell table:formula="of:=1-[.B14]" office:value-type="float" office:value="0.6" calcext:value-type="float">
            <text:p>0.6</text:p>
          </table:table-cell>
          <table:table-cell table:number-columns-repeated="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5" calcext:value-type="float">
            <text:p>0.35</text:p>
          </table:table-cell>
          <table:table-cell table:formula="of:=1-[.B15]" office:value-type="float" office:value="0.65" calcext:value-type="float">
            <text:p>0.65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" office:value-type="float" office:value="0.3" calcext:value-type="float">
            <text:p>0.3</text:p>
          </table:table-cell>
          <table:table-cell table:formula="of:=1-[.B16]" office:value-type="float" office:value="0.7" calcext:value-type="float">
            <text:p>0.7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5" calcext:value-type="float">
            <text:p>0.25</text:p>
          </table:table-cell>
          <table:table-cell table:formula="of:=1-[.B17]" office:value-type="float" office:value="0.75" calcext:value-type="float">
            <text:p>0.75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" office:value-type="float" office:value="0.2" calcext:value-type="float">
            <text:p>0.2</text:p>
          </table:table-cell>
          <table:table-cell table:formula="of:=1-[.B18]" office:value-type="float" office:value="0.8" calcext:value-type="float">
            <text:p>0.8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5" calcext:value-type="float">
            <text:p>0.15</text:p>
          </table:table-cell>
          <table:table-cell table:formula="of:=1-[.B19]" office:value-type="float" office:value="0.85" calcext:value-type="float">
            <text:p>0.85</text:p>
          </table:table-cell>
          <table:table-cell table:number-columns-repeated="16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4" office:value-type="float" office:value="0.1" calcext:value-type="float">
            <text:p>0.1</text:p>
          </table:table-cell>
          <table:table-cell table:formula="of:=1-[.B20]" office:value-type="float" office:value="0.9" calcext:value-type="float">
            <text:p>0.9</text:p>
          </table:table-cell>
          <table:table-cell table:number-columns-repeated="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table:formula="of:=1-[.B21]" office:value-type="float" office:value="0.95" calcext:value-type="float">
            <text:p>0.95</text:p>
          </table:table-cell>
          <table:table-cell table:number-columns-repeated="16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13" table:formula="of:=IF(MOD(ROW(); 2)=MOD(COLUMN();2); [.$Q22]*[.$Q22] + [.$Q22]*(1-[.$Q22])*[.R22]; [.$Q22]*(1-[.$Q22])*[.R22])" office:value-type="float" office:value="0" calcext:value-type="float">
            <text:p>0</text:p>
          </table:table-cell>
          <table:table-cell table:style-name="ce19" table:formula="of:=IF(MOD(ROW(); 2)=MOD(COLUMN();2); [.$Q22]*[.$Q22] + [.$Q22]*(1-[.$Q22])*[.S22]; [.$Q22]*(1-[.$Q22])*[.S22])" office:value-type="float" office:value="0" calcext:value-type="float">
            <text:p>0</text:p>
          </table:table-cell>
          <table:table-cell table:number-columns-repeated="8"/>
          <table:table-cell table:formula="of:=RAND()" office:value-type="float" office:value="0.865687735734929" calcext:value-type="float">
            <text:p>0.8656877357</text:p>
          </table:table-cell>
          <table:table-cell table:formula="of:=RAND()" office:value-type="float" office:value="0.126078068513965" calcext:value-type="float">
            <text:p>0.126078068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N22]/SUM([.$N22:.$O22])" office:value-type="float" office:value="0.872875160674198" calcext:value-type="float">
            <text:p>0.8728751607</text:p>
          </table:table-cell>
          <table:table-cell table:formula="of:=[.O22]/SUM([.$N22:.$O22])" office:value-type="float" office:value="0.127124839325802" calcext:value-type="float">
            <text:p>0.127124839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style-name="ce9" table:formula="of:=1-SUM([.D23:.F23])" office:value-type="float" office:value="0.95" calcext:value-type="float">
            <text:p>0.95</text:p>
          </table:table-cell>
          <table:table-cell table:style-name="ce13" table:formula="of:=IF(MOD(ROW(); 2)=MOD(COLUMN();2); [.$Q23]*[.$Q23] + [.$Q23]*(1-[.$Q23])*[.R23]; [.$Q23]*(1-[.$Q23])*[.R23])" office:value-type="float" office:value="0.0424018035404037" calcext:value-type="float">
            <text:p>0.0424018035</text:p>
          </table:table-cell>
          <table:table-cell table:style-name="ce19" table:formula="of:=IF(MOD(ROW(); 2)=MOD(COLUMN();2); [.$Q23]*[.$Q23] + [.$Q23]*(1-[.$Q23])*[.S23]; [.$Q23]*(1-[.$Q23])*[.S23])" office:value-type="float" office:value="0.00759819645959629" calcext:value-type="float">
            <text:p>0.0075981965</text:p>
          </table:table-cell>
          <table:table-cell table:number-columns-repeated="8"/>
          <table:table-cell table:formula="of:=RAND()" office:value-type="float" office:value="0.926513821922598" calcext:value-type="float">
            <text:p>0.9265138219</text:p>
          </table:table-cell>
          <table:table-cell table:formula="of:=RAND()" office:value-type="float" office:value="0.111399730490045" calcext:value-type="float">
            <text:p>0.1113997305</text:p>
          </table:table-cell>
          <table:table-cell/>
          <table:table-cell table:formula="of:=[.Q22]+0.05" office:value-type="float" office:value="0.05" calcext:value-type="float">
            <text:p>0.05</text:p>
          </table:table-cell>
          <table:table-cell table:formula="of:=[.N23]/SUM([.$N23:.$O23])" office:value-type="float" office:value="0.892669548219026" calcext:value-type="float">
            <text:p>0.8926695482</text:p>
          </table:table-cell>
          <table:table-cell table:formula="of:=[.O23]/SUM([.$N23:.$O23])" office:value-type="float" office:value="0.107330451780974" calcext:value-type="float">
            <text:p>0.107330451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table:style-name="ce9" table:formula="of:=1-SUM([.D24:.F24])" office:value-type="float" office:value="0.95" calcext:value-type="float">
            <text:p>0.95</text:p>
          </table:table-cell>
          <table:table-cell table:style-name="ce14" table:formula="of:=IF(MOD(ROW(); 2)=MOD(COLUMN();2); [.$Q24]*[.$Q24] + [.$Q24]*(1-[.$Q24])*[.R24]; [.$Q24]*(1-[.$Q24])*[.R24])" office:value-type="float" office:value="0.0261758644352798" calcext:value-type="float">
            <text:p>0.0261758644</text:p>
          </table:table-cell>
          <table:table-cell table:style-name="ce20" table:formula="of:=IF(MOD(ROW(); 2)=MOD(COLUMN();2); [.$Q24]*[.$Q24] + [.$Q24]*(1-[.$Q24])*[.S24]; [.$Q24]*(1-[.$Q24])*[.S24])" office:value-type="float" office:value="0.0238241355647202" calcext:value-type="float">
            <text:p>0.0238241356</text:p>
          </table:table-cell>
          <table:table-cell table:number-columns-repeated="8"/>
          <table:table-cell table:formula="of:=RAND()" office:value-type="float" office:value="0.91700791081564" calcext:value-type="float">
            <text:p>0.9170079108</text:p>
          </table:table-cell>
          <table:table-cell table:formula="of:=RAND()" office:value-type="float" office:value="0.922750712689427" calcext:value-type="float">
            <text:p>0.9227507127</text:p>
          </table:table-cell>
          <table:table-cell/>
          <table:table-cell table:formula="of:=[.Q23]" office:value-type="float" office:value="0.05" calcext:value-type="float">
            <text:p>0.05</text:p>
          </table:table-cell>
          <table:table-cell table:formula="of:=[.N24]/SUM([.$N24:.$O24])" office:value-type="float" office:value="0.498439251269048" calcext:value-type="float">
            <text:p>0.4984392513</text:p>
          </table:table-cell>
          <table:table-cell table:formula="of:=[.O24]/SUM([.$N24:.$O24])" office:value-type="float" office:value="0.501560748730952" calcext:value-type="float">
            <text:p>0.501560748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table:style-name="ce10" table:formula="of:=1-SUM([.D25:.F25])" office:value-type="float" office:value="0.9" calcext:value-type="float">
            <text:p>0.9</text:p>
          </table:table-cell>
          <table:table-cell table:style-name="ce14" table:formula="of:=IF(MOD(ROW(); 2)=MOD(COLUMN();2); [.$Q25]*[.$Q25] + [.$Q25]*(1-[.$Q25])*[.R25]; [.$Q25]*(1-[.$Q25])*[.R25])" office:value-type="float" office:value="0.0408877352111986" calcext:value-type="float">
            <text:p>0.0408877352</text:p>
          </table:table-cell>
          <table:table-cell table:style-name="ce20" table:formula="of:=IF(MOD(ROW(); 2)=MOD(COLUMN();2); [.$Q25]*[.$Q25] + [.$Q25]*(1-[.$Q25])*[.S25]; [.$Q25]*(1-[.$Q25])*[.S25])" office:value-type="float" office:value="0.0591122647888014" calcext:value-type="float">
            <text:p>0.0591122648</text:p>
          </table:table-cell>
          <table:table-cell table:number-columns-repeated="8"/>
          <table:table-cell table:formula="of:=RAND()" office:value-type="float" office:value="0.454422448343402" calcext:value-type="float">
            <text:p>0.4544224483</text:p>
          </table:table-cell>
          <table:table-cell table:formula="of:=RAND()" office:value-type="float" office:value="0.545829097496799" calcext:value-type="float">
            <text:p>0.5458290975</text:p>
          </table:table-cell>
          <table:table-cell/>
          <table:table-cell table:formula="of:=[.Q24]+0.05" office:value-type="float" office:value="0.1" calcext:value-type="float">
            <text:p>0.1</text:p>
          </table:table-cell>
          <table:table-cell table:formula="of:=[.N25]/SUM([.$N25:.$O25])" office:value-type="float" office:value="0.454308169013317" calcext:value-type="float">
            <text:p>0.454308169</text:p>
          </table:table-cell>
          <table:table-cell table:formula="of:=[.O25]/SUM([.$N25:.$O25])" office:value-type="float" office:value="0.545691830986683" calcext:value-type="float">
            <text:p>0.54569183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table:style-name="ce10" table:formula="of:=1-SUM([.D26:.F26])" office:value-type="float" office:value="0.9" calcext:value-type="float">
            <text:p>0.9</text:p>
          </table:table-cell>
          <table:table-cell table:style-name="ce14" table:formula="of:=IF(MOD(ROW(); 2)=MOD(COLUMN();2); [.$Q26]*[.$Q26] + [.$Q26]*(1-[.$Q26])*[.R26]; [.$Q26]*(1-[.$Q26])*[.R26])" office:value-type="float" office:value="0.0903751391608124" calcext:value-type="float">
            <text:p>0.0903751392</text:p>
          </table:table-cell>
          <table:table-cell table:style-name="ce20" table:formula="of:=IF(MOD(ROW(); 2)=MOD(COLUMN();2); [.$Q26]*[.$Q26] + [.$Q26]*(1-[.$Q26])*[.S26]; [.$Q26]*(1-[.$Q26])*[.S26])" office:value-type="float" office:value="0.00962486083918762" calcext:value-type="float">
            <text:p>0.0096248608</text:p>
          </table:table-cell>
          <table:table-cell table:number-columns-repeated="8"/>
          <table:table-cell table:formula="of:=RAND()" office:value-type="float" office:value="0.998895678436503" calcext:value-type="float">
            <text:p>0.9988956784</text:p>
          </table:table-cell>
          <table:table-cell table:formula="of:=RAND()" office:value-type="float" office:value="0.119616986025758" calcext:value-type="float">
            <text:p>0.119616986</text:p>
          </table:table-cell>
          <table:table-cell/>
          <table:table-cell table:formula="of:=[.Q25]" office:value-type="float" office:value="0.1" calcext:value-type="float">
            <text:p>0.1</text:p>
          </table:table-cell>
          <table:table-cell table:formula="of:=[.N26]/SUM([.$N26:.$O26])" office:value-type="float" office:value="0.893057101786804" calcext:value-type="float">
            <text:p>0.8930571018</text:p>
          </table:table-cell>
          <table:table-cell table:formula="of:=[.O26]/SUM([.$N26:.$O26])" office:value-type="float" office:value="0.106942898213196" calcext:value-type="float">
            <text:p>0.106942898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table:style-name="ce10" table:formula="of:=1-SUM([.D27:.F27])" office:value-type="float" office:value="0.85" calcext:value-type="float">
            <text:p>0.85</text:p>
          </table:table-cell>
          <table:table-cell table:style-name="ce14" table:formula="of:=IF(MOD(ROW(); 2)=MOD(COLUMN();2); [.$Q27]*[.$Q27] + [.$Q27]*(1-[.$Q27])*[.R27]; [.$Q27]*(1-[.$Q27])*[.R27])" office:value-type="float" office:value="0.0878185249930496" calcext:value-type="float">
            <text:p>0.087818525</text:p>
          </table:table-cell>
          <table:table-cell table:style-name="ce20" table:formula="of:=IF(MOD(ROW(); 2)=MOD(COLUMN();2); [.$Q27]*[.$Q27] + [.$Q27]*(1-[.$Q27])*[.S27]; [.$Q27]*(1-[.$Q27])*[.S27])" office:value-type="float" office:value="0.0621814750069504" calcext:value-type="float">
            <text:p>0.062181475</text:p>
          </table:table-cell>
          <table:table-cell table:number-columns-repeated="8"/>
          <table:table-cell table:formula="of:=RAND()" office:value-type="float" office:value="0.973382153441251" calcext:value-type="float">
            <text:p>0.9733821534</text:p>
          </table:table-cell>
          <table:table-cell table:formula="of:=RAND()" office:value-type="float" office:value="0.439830202079204" calcext:value-type="float">
            <text:p>0.4398302021</text:p>
          </table:table-cell>
          <table:table-cell/>
          <table:table-cell table:formula="of:=[.Q26]+0.05" office:value-type="float" office:value="0.15" calcext:value-type="float">
            <text:p>0.15</text:p>
          </table:table-cell>
          <table:table-cell table:formula="of:=[.N27]/SUM([.$N27:.$O27])" office:value-type="float" office:value="0.688772745043526" calcext:value-type="float">
            <text:p>0.688772745</text:p>
          </table:table-cell>
          <table:table-cell table:formula="of:=[.O27]/SUM([.$N27:.$O27])" office:value-type="float" office:value="0.311227254956474" calcext:value-type="float">
            <text:p>0.31122725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table:style-name="ce10" table:formula="of:=1-SUM([.D28:.F28])" office:value-type="float" office:value="0.85" calcext:value-type="float">
            <text:p>0.85</text:p>
          </table:table-cell>
          <table:table-cell table:style-name="ce14" table:formula="of:=IF(MOD(ROW(); 2)=MOD(COLUMN();2); [.$Q28]*[.$Q28] + [.$Q28]*(1-[.$Q28])*[.R28]; [.$Q28]*(1-[.$Q28])*[.R28])" office:value-type="float" office:value="0.067451711634734" calcext:value-type="float">
            <text:p>0.0674517116</text:p>
          </table:table-cell>
          <table:table-cell table:style-name="ce20" table:formula="of:=IF(MOD(ROW(); 2)=MOD(COLUMN();2); [.$Q28]*[.$Q28] + [.$Q28]*(1-[.$Q28])*[.S28]; [.$Q28]*(1-[.$Q28])*[.S28])" office:value-type="float" office:value="0.082548288365266" calcext:value-type="float">
            <text:p>0.0825482884</text:p>
          </table:table-cell>
          <table:table-cell table:number-columns-repeated="8"/>
          <table:table-cell table:formula="of:=RAND()" office:value-type="float" office:value="0.466544945069784" calcext:value-type="float">
            <text:p>0.4665449451</text:p>
          </table:table-cell>
          <table:table-cell table:formula="of:=RAND()" office:value-type="float" office:value="0.856752396302952" calcext:value-type="float">
            <text:p>0.8567523963</text:p>
          </table:table-cell>
          <table:table-cell/>
          <table:table-cell table:formula="of:=[.Q27]" office:value-type="float" office:value="0.15" calcext:value-type="float">
            <text:p>0.15</text:p>
          </table:table-cell>
          <table:table-cell table:formula="of:=[.N28]/SUM([.$N28:.$O28])" office:value-type="float" office:value="0.352562444193992" calcext:value-type="float">
            <text:p>0.3525624442</text:p>
          </table:table-cell>
          <table:table-cell table:formula="of:=[.O28]/SUM([.$N28:.$O28])" office:value-type="float" office:value="0.647437555806008" calcext:value-type="float">
            <text:p>0.647437555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table:style-name="ce10" table:formula="of:=1-SUM([.D29:.F29])" office:value-type="float" office:value="0.8" calcext:value-type="float">
            <text:p>0.8</text:p>
          </table:table-cell>
          <table:table-cell table:style-name="ce14" table:formula="of:=IF(MOD(ROW(); 2)=MOD(COLUMN();2); [.$Q29]*[.$Q29] + [.$Q29]*(1-[.$Q29])*[.R29]; [.$Q29]*(1-[.$Q29])*[.R29])" office:value-type="float" office:value="0.0697281303549809" calcext:value-type="float">
            <text:p>0.0697281304</text:p>
          </table:table-cell>
          <table:table-cell table:style-name="ce20" table:formula="of:=IF(MOD(ROW(); 2)=MOD(COLUMN();2); [.$Q29]*[.$Q29] + [.$Q29]*(1-[.$Q29])*[.S29]; [.$Q29]*(1-[.$Q29])*[.S29])" office:value-type="float" office:value="0.130271869645019" calcext:value-type="float">
            <text:p>0.1302718696</text:p>
          </table:table-cell>
          <table:table-cell table:number-columns-repeated="8"/>
          <table:table-cell table:formula="of:=RAND()" office:value-type="float" office:value="0.448302456490247" calcext:value-type="float">
            <text:p>0.4483024565</text:p>
          </table:table-cell>
          <table:table-cell table:formula="of:=RAND()" office:value-type="float" office:value="0.580384139196106" calcext:value-type="float">
            <text:p>0.5803841392</text:p>
          </table:table-cell>
          <table:table-cell/>
          <table:table-cell table:formula="of:=[.Q28]+0.05" office:value-type="float" office:value="0.2" calcext:value-type="float">
            <text:p>0.2</text:p>
          </table:table-cell>
          <table:table-cell table:formula="of:=[.N29]/SUM([.$N29:.$O29])" office:value-type="float" office:value="0.43580081471863" calcext:value-type="float">
            <text:p>0.4358008147</text:p>
          </table:table-cell>
          <table:table-cell table:formula="of:=[.O29]/SUM([.$N29:.$O29])" office:value-type="float" office:value="0.56419918528137" calcext:value-type="float">
            <text:p>0.564199185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table:style-name="ce10" table:formula="of:=1-SUM([.D30:.F30])" office:value-type="float" office:value="0.8" calcext:value-type="float">
            <text:p>0.8</text:p>
          </table:table-cell>
          <table:table-cell table:style-name="ce14" table:formula="of:=IF(MOD(ROW(); 2)=MOD(COLUMN();2); [.$Q30]*[.$Q30] + [.$Q30]*(1-[.$Q30])*[.R30]; [.$Q30]*(1-[.$Q30])*[.R30])" office:value-type="float" office:value="0.0683743802960883" calcext:value-type="float">
            <text:p>0.0683743803</text:p>
          </table:table-cell>
          <table:table-cell table:style-name="ce20" table:formula="of:=IF(MOD(ROW(); 2)=MOD(COLUMN();2); [.$Q30]*[.$Q30] + [.$Q30]*(1-[.$Q30])*[.S30]; [.$Q30]*(1-[.$Q30])*[.S30])" office:value-type="float" office:value="0.131625619703912" calcext:value-type="float">
            <text:p>0.1316256197</text:p>
          </table:table-cell>
          <table:table-cell table:number-columns-repeated="8"/>
          <table:table-cell table:formula="of:=RAND()" office:value-type="float" office:value="0.0802746636569266" calcext:value-type="float">
            <text:p>0.0802746637</text:p>
          </table:table-cell>
          <table:table-cell table:formula="of:=RAND()" office:value-type="float" office:value="0.372385308158526" calcext:value-type="float">
            <text:p>0.3723853082</text:p>
          </table:table-cell>
          <table:table-cell/>
          <table:table-cell table:formula="of:=[.Q29]" office:value-type="float" office:value="0.2" calcext:value-type="float">
            <text:p>0.2</text:p>
          </table:table-cell>
          <table:table-cell table:formula="of:=[.N30]/SUM([.$N30:.$O30])" office:value-type="float" office:value="0.177339876850552" calcext:value-type="float">
            <text:p>0.1773398769</text:p>
          </table:table-cell>
          <table:table-cell table:formula="of:=[.O30]/SUM([.$N30:.$O30])" office:value-type="float" office:value="0.822660123149448" calcext:value-type="float">
            <text:p>0.82266012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table:style-name="ce10" table:formula="of:=1-SUM([.D31:.F31])" office:value-type="float" office:value="0.75" calcext:value-type="float">
            <text:p>0.75</text:p>
          </table:table-cell>
          <table:table-cell table:style-name="ce14" table:formula="of:=IF(MOD(ROW(); 2)=MOD(COLUMN();2); [.$Q31]*[.$Q31] + [.$Q31]*(1-[.$Q31])*[.R31]; [.$Q31]*(1-[.$Q31])*[.R31])" office:value-type="float" office:value="0.185720862491425" calcext:value-type="float">
            <text:p>0.1857208625</text:p>
          </table:table-cell>
          <table:table-cell table:style-name="ce20" table:formula="of:=IF(MOD(ROW(); 2)=MOD(COLUMN();2); [.$Q31]*[.$Q31] + [.$Q31]*(1-[.$Q31])*[.S31]; [.$Q31]*(1-[.$Q31])*[.S31])" office:value-type="float" office:value="0.0642791375085753" calcext:value-type="float">
            <text:p>0.0642791375</text:p>
          </table:table-cell>
          <table:table-cell table:number-columns-repeated="8"/>
          <table:table-cell table:formula="of:=RAND()" office:value-type="float" office:value="0.492299623476332" calcext:value-type="float">
            <text:p>0.4922996235</text:p>
          </table:table-cell>
          <table:table-cell table:formula="of:=RAND()" office:value-type="float" office:value="0.00471604920327514" calcext:value-type="float">
            <text:p>0.0047160492</text:p>
          </table:table-cell>
          <table:table-cell/>
          <table:table-cell table:formula="of:=[.Q30]+0.05" office:value-type="float" office:value="0.25" calcext:value-type="float">
            <text:p>0.25</text:p>
          </table:table-cell>
          <table:table-cell table:formula="of:=[.N31]/SUM([.$N31:.$O31])" office:value-type="float" office:value="0.990511266620932" calcext:value-type="float">
            <text:p>0.9905112666</text:p>
          </table:table-cell>
          <table:table-cell table:formula="of:=[.O31]/SUM([.$N31:.$O31])" office:value-type="float" office:value="0.00948873337906844" calcext:value-type="float">
            <text:p>0.009488733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table:style-name="ce10" table:formula="of:=1-SUM([.D32:.F32])" office:value-type="float" office:value="0.75" calcext:value-type="float">
            <text:p>0.75</text:p>
          </table:table-cell>
          <table:table-cell table:style-name="ce14" table:formula="of:=IF(MOD(ROW(); 2)=MOD(COLUMN();2); [.$Q32]*[.$Q32] + [.$Q32]*(1-[.$Q32])*[.R32]; [.$Q32]*(1-[.$Q32])*[.R32])" office:value-type="float" office:value="0.240939459920733" calcext:value-type="float">
            <text:p>0.2409394599</text:p>
          </table:table-cell>
          <table:table-cell table:style-name="ce20" table:formula="of:=IF(MOD(ROW(); 2)=MOD(COLUMN();2); [.$Q32]*[.$Q32] + [.$Q32]*(1-[.$Q32])*[.S32]; [.$Q32]*(1-[.$Q32])*[.S32])" office:value-type="float" office:value="0.00906054007926698" calcext:value-type="float">
            <text:p>0.0090605401</text:p>
          </table:table-cell>
          <table:table-cell table:number-columns-repeated="8"/>
          <table:table-cell table:formula="of:=RAND()" office:value-type="float" office:value="0.949422844539185" calcext:value-type="float">
            <text:p>0.9494228445</text:p>
          </table:table-cell>
          <table:table-cell table:formula="of:=RAND()" office:value-type="float" office:value="0.0482084161145763" calcext:value-type="float">
            <text:p>0.0482084161</text:p>
          </table:table-cell>
          <table:table-cell/>
          <table:table-cell table:formula="of:=[.Q31]" office:value-type="float" office:value="0.25" calcext:value-type="float">
            <text:p>0.25</text:p>
          </table:table-cell>
          <table:table-cell table:formula="of:=[.N32]/SUM([.$N32:.$O32])" office:value-type="float" office:value="0.951677119577243" calcext:value-type="float">
            <text:p>0.9516771196</text:p>
          </table:table-cell>
          <table:table-cell table:formula="of:=[.O32]/SUM([.$N32:.$O32])" office:value-type="float" office:value="0.0483228804227572" calcext:value-type="float">
            <text:p>0.048322880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table:style-name="ce10" table:formula="of:=1-SUM([.D33:.F33])" office:value-type="float" office:value="0.7" calcext:value-type="float">
            <text:p>0.7</text:p>
          </table:table-cell>
          <table:table-cell table:style-name="ce14" table:formula="of:=IF(MOD(ROW(); 2)=MOD(COLUMN();2); [.$Q33]*[.$Q33] + [.$Q33]*(1-[.$Q33])*[.R33]; [.$Q33]*(1-[.$Q33])*[.R33])" office:value-type="float" office:value="0.0635612837189326" calcext:value-type="float">
            <text:p>0.0635612837</text:p>
          </table:table-cell>
          <table:table-cell table:style-name="ce20" table:formula="of:=IF(MOD(ROW(); 2)=MOD(COLUMN();2); [.$Q33]*[.$Q33] + [.$Q33]*(1-[.$Q33])*[.S33]; [.$Q33]*(1-[.$Q33])*[.S33])" office:value-type="float" office:value="0.236438716281067" calcext:value-type="float">
            <text:p>0.2364387163</text:p>
          </table:table-cell>
          <table:table-cell table:number-columns-repeated="8"/>
          <table:table-cell table:formula="of:=RAND()" office:value-type="float" office:value="0.428597188116442" calcext:value-type="float">
            <text:p>0.4285971881</text:p>
          </table:table-cell>
          <table:table-cell table:formula="of:=RAND()" office:value-type="float" office:value="0.987444216938493" calcext:value-type="float">
            <text:p>0.9874442169</text:p>
          </table:table-cell>
          <table:table-cell/>
          <table:table-cell table:formula="of:=[.Q32]+0.05" office:value-type="float" office:value="0.3" calcext:value-type="float">
            <text:p>0.3</text:p>
          </table:table-cell>
          <table:table-cell table:formula="of:=[.N33]/SUM([.$N33:.$O33])" office:value-type="float" office:value="0.302672779613965" calcext:value-type="float">
            <text:p>0.3026727796</text:p>
          </table:table-cell>
          <table:table-cell table:formula="of:=[.O33]/SUM([.$N33:.$O33])" office:value-type="float" office:value="0.697327220386035" calcext:value-type="float">
            <text:p>0.697327220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table:style-name="ce10" table:formula="of:=1-SUM([.D34:.F34])" office:value-type="float" office:value="0.7" calcext:value-type="float">
            <text:p>0.7</text:p>
          </table:table-cell>
          <table:table-cell table:style-name="ce14" table:formula="of:=IF(MOD(ROW(); 2)=MOD(COLUMN();2); [.$Q34]*[.$Q34] + [.$Q34]*(1-[.$Q34])*[.R34]; [.$Q34]*(1-[.$Q34])*[.R34])" office:value-type="float" office:value="0.228058386251329" calcext:value-type="float">
            <text:p>0.2280583863</text:p>
          </table:table-cell>
          <table:table-cell table:style-name="ce20" table:formula="of:=IF(MOD(ROW(); 2)=MOD(COLUMN();2); [.$Q34]*[.$Q34] + [.$Q34]*(1-[.$Q34])*[.S34]; [.$Q34]*(1-[.$Q34])*[.S34])" office:value-type="float" office:value="0.0719416137486708" calcext:value-type="float">
            <text:p>0.0719416137</text:p>
          </table:table-cell>
          <table:table-cell table:number-columns-repeated="8"/>
          <table:table-cell table:formula="of:=RAND()" office:value-type="float" office:value="0.953397250608371" calcext:value-type="float">
            <text:p>0.9533972506</text:p>
          </table:table-cell>
          <table:table-cell table:formula="of:=RAND()" office:value-type="float" office:value="0.49681108561887" calcext:value-type="float">
            <text:p>0.4968110856</text:p>
          </table:table-cell>
          <table:table-cell/>
          <table:table-cell table:formula="of:=[.Q33]" office:value-type="float" office:value="0.3" calcext:value-type="float">
            <text:p>0.3</text:p>
          </table:table-cell>
          <table:table-cell table:formula="of:=[.N34]/SUM([.$N34:.$O34])" office:value-type="float" office:value="0.657420886911092" calcext:value-type="float">
            <text:p>0.6574208869</text:p>
          </table:table-cell>
          <table:table-cell table:formula="of:=[.O34]/SUM([.$N34:.$O34])" office:value-type="float" office:value="0.342579113088908" calcext:value-type="float">
            <text:p>0.342579113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table:style-name="ce10" table:formula="of:=1-SUM([.D35:.F35])" office:value-type="float" office:value="0.65" calcext:value-type="float">
            <text:p>0.65</text:p>
          </table:table-cell>
          <table:table-cell table:style-name="ce14" table:formula="of:=IF(MOD(ROW(); 2)=MOD(COLUMN();2); [.$Q35]*[.$Q35] + [.$Q35]*(1-[.$Q35])*[.R35]; [.$Q35]*(1-[.$Q35])*[.R35])" office:value-type="float" office:value="0.180241463407907" calcext:value-type="float">
            <text:p>0.1802414634</text:p>
          </table:table-cell>
          <table:table-cell table:style-name="ce20" table:formula="of:=IF(MOD(ROW(); 2)=MOD(COLUMN();2); [.$Q35]*[.$Q35] + [.$Q35]*(1-[.$Q35])*[.S35]; [.$Q35]*(1-[.$Q35])*[.S35])" office:value-type="float" office:value="0.169758536592093" calcext:value-type="float">
            <text:p>0.1697585366</text:p>
          </table:table-cell>
          <table:table-cell table:number-columns-repeated="8"/>
          <table:table-cell table:formula="of:=RAND()" office:value-type="float" office:value="0.658159660999969" calcext:value-type="float">
            <text:p>0.658159661</text:p>
          </table:table-cell>
          <table:table-cell table:formula="of:=RAND()" office:value-type="float" office:value="0.172566632753174" calcext:value-type="float">
            <text:p>0.1725666328</text:p>
          </table:table-cell>
          <table:table-cell/>
          <table:table-cell table:formula="of:=[.Q34]+0.05" office:value-type="float" office:value="0.35" calcext:value-type="float">
            <text:p>0.35</text:p>
          </table:table-cell>
          <table:table-cell table:formula="of:=[.N35]/SUM([.$N35:.$O35])" office:value-type="float" office:value="0.792270168825963" calcext:value-type="float">
            <text:p>0.7922701688</text:p>
          </table:table-cell>
          <table:table-cell table:formula="of:=[.O35]/SUM([.$N35:.$O35])" office:value-type="float" office:value="0.207729831174037" calcext:value-type="float">
            <text:p>0.207729831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table:style-name="ce10" table:formula="of:=1-SUM([.D36:.F36])" office:value-type="float" office:value="0.65" calcext:value-type="float">
            <text:p>0.65</text:p>
          </table:table-cell>
          <table:table-cell table:style-name="ce14" table:formula="of:=IF(MOD(ROW(); 2)=MOD(COLUMN();2); [.$Q36]*[.$Q36] + [.$Q36]*(1-[.$Q36])*[.R36]; [.$Q36]*(1-[.$Q36])*[.R36])" office:value-type="float" office:value="0.269561328264795" calcext:value-type="float">
            <text:p>0.2695613283</text:p>
          </table:table-cell>
          <table:table-cell table:style-name="ce20" table:formula="of:=IF(MOD(ROW(); 2)=MOD(COLUMN();2); [.$Q36]*[.$Q36] + [.$Q36]*(1-[.$Q36])*[.S36]; [.$Q36]*(1-[.$Q36])*[.S36])" office:value-type="float" office:value="0.0804386717352049" calcext:value-type="float">
            <text:p>0.0804386717</text:p>
          </table:table-cell>
          <table:table-cell table:number-columns-repeated="8"/>
          <table:table-cell table:formula="of:=RAND()" office:value-type="float" office:value="0.88739143031323" calcext:value-type="float">
            <text:p>0.8873914303</text:p>
          </table:table-cell>
          <table:table-cell table:formula="of:=RAND()" office:value-type="float" office:value="0.485379731067529" calcext:value-type="float">
            <text:p>0.4853797311</text:p>
          </table:table-cell>
          <table:table-cell/>
          <table:table-cell table:formula="of:=[.Q35]" office:value-type="float" office:value="0.35" calcext:value-type="float">
            <text:p>0.35</text:p>
          </table:table-cell>
          <table:table-cell table:formula="of:=[.N36]/SUM([.$N36:.$O36])" office:value-type="float" office:value="0.646423420944154" calcext:value-type="float">
            <text:p>0.6464234209</text:p>
          </table:table-cell>
          <table:table-cell table:formula="of:=[.O36]/SUM([.$N36:.$O36])" office:value-type="float" office:value="0.353576579055846" calcext:value-type="float">
            <text:p>0.353576579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table:style-name="ce10" table:formula="of:=1-SUM([.D37:.F37])" office:value-type="float" office:value="0.6" calcext:value-type="float">
            <text:p>0.6</text:p>
          </table:table-cell>
          <table:table-cell table:style-name="ce14" table:formula="of:=IF(MOD(ROW(); 2)=MOD(COLUMN();2); [.$Q37]*[.$Q37] + [.$Q37]*(1-[.$Q37])*[.R37]; [.$Q37]*(1-[.$Q37])*[.R37])" office:value-type="float" office:value="0.190280907412628" calcext:value-type="float">
            <text:p>0.1902809074</text:p>
          </table:table-cell>
          <table:table-cell table:style-name="ce20" table:formula="of:=IF(MOD(ROW(); 2)=MOD(COLUMN();2); [.$Q37]*[.$Q37] + [.$Q37]*(1-[.$Q37])*[.S37]; [.$Q37]*(1-[.$Q37])*[.S37])" office:value-type="float" office:value="0.209719092587372" calcext:value-type="float">
            <text:p>0.2097190926</text:p>
          </table:table-cell>
          <table:table-cell table:number-columns-repeated="8"/>
          <table:table-cell table:formula="of:=RAND()" office:value-type="float" office:value="0.75319875165034" calcext:value-type="float">
            <text:p>0.7531987517</text:p>
          </table:table-cell>
          <table:table-cell table:formula="of:=RAND()" office:value-type="float" office:value="0.196805654225669" calcext:value-type="float">
            <text:p>0.1968056542</text:p>
          </table:table-cell>
          <table:table-cell/>
          <table:table-cell table:formula="of:=[.Q36]+0.05" office:value-type="float" office:value="0.4" calcext:value-type="float">
            <text:p>0.4</text:p>
          </table:table-cell>
          <table:table-cell table:formula="of:=[.N37]/SUM([.$N37:.$O37])" office:value-type="float" office:value="0.792837114219284" calcext:value-type="float">
            <text:p>0.7928371142</text:p>
          </table:table-cell>
          <table:table-cell table:formula="of:=[.O37]/SUM([.$N37:.$O37])" office:value-type="float" office:value="0.207162885780716" calcext:value-type="float">
            <text:p>0.207162885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table:style-name="ce10" table:formula="of:=1-SUM([.D38:.F38])" office:value-type="float" office:value="0.6" calcext:value-type="float">
            <text:p>0.6</text:p>
          </table:table-cell>
          <table:table-cell table:style-name="ce14" table:formula="of:=IF(MOD(ROW(); 2)=MOD(COLUMN();2); [.$Q38]*[.$Q38] + [.$Q38]*(1-[.$Q38])*[.R38]; [.$Q38]*(1-[.$Q38])*[.R38])" office:value-type="float" office:value="0.196249396330748" calcext:value-type="float">
            <text:p>0.1962493963</text:p>
          </table:table-cell>
          <table:table-cell table:style-name="ce20" table:formula="of:=IF(MOD(ROW(); 2)=MOD(COLUMN();2); [.$Q38]*[.$Q38] + [.$Q38]*(1-[.$Q38])*[.S38]; [.$Q38]*(1-[.$Q38])*[.S38])" office:value-type="float" office:value="0.203750603669252" calcext:value-type="float">
            <text:p>0.2037506037</text:p>
          </table:table-cell>
          <table:table-cell table:number-columns-repeated="8"/>
          <table:table-cell table:formula="of:=RAND()" office:value-type="float" office:value="0.172881728921094" calcext:value-type="float">
            <text:p>0.1728817289</text:p>
          </table:table-cell>
          <table:table-cell table:formula="of:=RAND()" office:value-type="float" office:value="0.971733606531199" calcext:value-type="float">
            <text:p>0.9717336065</text:p>
          </table:table-cell>
          <table:table-cell/>
          <table:table-cell table:formula="of:=[.Q37]" office:value-type="float" office:value="0.4" calcext:value-type="float">
            <text:p>0.4</text:p>
          </table:table-cell>
          <table:table-cell table:formula="of:=[.N38]/SUM([.$N38:.$O38])" office:value-type="float" office:value="0.151039151378118" calcext:value-type="float">
            <text:p>0.1510391514</text:p>
          </table:table-cell>
          <table:table-cell table:formula="of:=[.O38]/SUM([.$N38:.$O38])" office:value-type="float" office:value="0.848960848621882" calcext:value-type="float">
            <text:p>0.848960848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table:style-name="ce10" table:formula="of:=1-SUM([.D39:.F39])" office:value-type="float" office:value="0.55" calcext:value-type="float">
            <text:p>0.55</text:p>
          </table:table-cell>
          <table:table-cell table:style-name="ce14" table:formula="of:=IF(MOD(ROW(); 2)=MOD(COLUMN();2); [.$Q39]*[.$Q39] + [.$Q39]*(1-[.$Q39])*[.R39]; [.$Q39]*(1-[.$Q39])*[.R39])" office:value-type="float" office:value="0.0285938211336084" calcext:value-type="float">
            <text:p>0.0285938211</text:p>
          </table:table-cell>
          <table:table-cell table:style-name="ce20" table:formula="of:=IF(MOD(ROW(); 2)=MOD(COLUMN();2); [.$Q39]*[.$Q39] + [.$Q39]*(1-[.$Q39])*[.S39]; [.$Q39]*(1-[.$Q39])*[.S39])" office:value-type="float" office:value="0.421406178866392" calcext:value-type="float">
            <text:p>0.4214061789</text:p>
          </table:table-cell>
          <table:table-cell table:number-columns-repeated="8"/>
          <table:table-cell table:formula="of:=RAND()" office:value-type="float" office:value="0.116646428543154" calcext:value-type="float">
            <text:p>0.1166464285</text:p>
          </table:table-cell>
          <table:table-cell table:formula="of:=RAND()" office:value-type="float" office:value="0.893011949381639" calcext:value-type="float">
            <text:p>0.8930119494</text:p>
          </table:table-cell>
          <table:table-cell/>
          <table:table-cell table:formula="of:=[.Q38]+0.05" office:value-type="float" office:value="0.45" calcext:value-type="float">
            <text:p>0.45</text:p>
          </table:table-cell>
          <table:table-cell table:formula="of:=[.N39]/SUM([.$N39:.$O39])" office:value-type="float" office:value="0.115530590438822" calcext:value-type="float">
            <text:p>0.1155305904</text:p>
          </table:table-cell>
          <table:table-cell table:formula="of:=[.O39]/SUM([.$N39:.$O39])" office:value-type="float" office:value="0.884469409561178" calcext:value-type="float">
            <text:p>0.884469409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table:style-name="ce10" table:formula="of:=1-SUM([.D40:.F40])" office:value-type="float" office:value="0.55" calcext:value-type="float">
            <text:p>0.55</text:p>
          </table:table-cell>
          <table:table-cell table:style-name="ce14" table:formula="of:=IF(MOD(ROW(); 2)=MOD(COLUMN();2); [.$Q40]*[.$Q40] + [.$Q40]*(1-[.$Q40])*[.R40]; [.$Q40]*(1-[.$Q40])*[.R40])" office:value-type="float" office:value="0.275294067837138" calcext:value-type="float">
            <text:p>0.2752940678</text:p>
          </table:table-cell>
          <table:table-cell table:style-name="ce20" table:formula="of:=IF(MOD(ROW(); 2)=MOD(COLUMN();2); [.$Q40]*[.$Q40] + [.$Q40]*(1-[.$Q40])*[.S40]; [.$Q40]*(1-[.$Q40])*[.S40])" office:value-type="float" office:value="0.174705932162862" calcext:value-type="float">
            <text:p>0.1747059322</text:p>
          </table:table-cell>
          <table:table-cell table:number-columns-repeated="8"/>
          <table:table-cell table:formula="of:=RAND()" office:value-type="float" office:value="0.362893076003724" calcext:value-type="float">
            <text:p>0.362893076</text:p>
          </table:table-cell>
          <table:table-cell table:formula="of:=RAND()" office:value-type="float" office:value="0.870944226671367" calcext:value-type="float">
            <text:p>0.8709442267</text:p>
          </table:table-cell>
          <table:table-cell/>
          <table:table-cell table:formula="of:=[.Q39]" office:value-type="float" office:value="0.45" calcext:value-type="float">
            <text:p>0.45</text:p>
          </table:table-cell>
          <table:table-cell table:formula="of:=[.N40]/SUM([.$N40:.$O40])" office:value-type="float" office:value="0.294117445806617" calcext:value-type="float">
            <text:p>0.2941174458</text:p>
          </table:table-cell>
          <table:table-cell table:formula="of:=[.O40]/SUM([.$N40:.$O40])" office:value-type="float" office:value="0.705882554193382" calcext:value-type="float">
            <text:p>0.705882554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table:style-name="ce10" table:formula="of:=1-SUM([.D41:.F41])" office:value-type="float" office:value="0.5" calcext:value-type="float">
            <text:p>0.5</text:p>
          </table:table-cell>
          <table:table-cell table:style-name="ce14" table:formula="of:=IF(MOD(ROW(); 2)=MOD(COLUMN();2); [.$Q41]*[.$Q41] + [.$Q41]*(1-[.$Q41])*[.R41]; [.$Q41]*(1-[.$Q41])*[.R41])" office:value-type="float" office:value="0.0455680753028765" calcext:value-type="float">
            <text:p>0.0455680753</text:p>
          </table:table-cell>
          <table:table-cell table:style-name="ce20" table:formula="of:=IF(MOD(ROW(); 2)=MOD(COLUMN();2); [.$Q41]*[.$Q41] + [.$Q41]*(1-[.$Q41])*[.S41]; [.$Q41]*(1-[.$Q41])*[.S41])" office:value-type="float" office:value="0.454431924697123" calcext:value-type="float">
            <text:p>0.4544319247</text:p>
          </table:table-cell>
          <table:table-cell table:number-columns-repeated="8"/>
          <table:table-cell table:formula="of:=RAND()" office:value-type="float" office:value="0.192295053786236" calcext:value-type="float">
            <text:p>0.1922950538</text:p>
          </table:table-cell>
          <table:table-cell table:formula="of:=RAND()" office:value-type="float" office:value="0.862692744733406" calcext:value-type="float">
            <text:p>0.8626927447</text:p>
          </table:table-cell>
          <table:table-cell/>
          <table:table-cell table:formula="of:=[.Q40]+0.05" office:value-type="float" office:value="0.5" calcext:value-type="float">
            <text:p>0.5</text:p>
          </table:table-cell>
          <table:table-cell table:formula="of:=[.N41]/SUM([.$N41:.$O41])" office:value-type="float" office:value="0.182272301211506" calcext:value-type="float">
            <text:p>0.1822723012</text:p>
          </table:table-cell>
          <table:table-cell table:formula="of:=[.O41]/SUM([.$N41:.$O41])" office:value-type="float" office:value="0.817727698788494" calcext:value-type="float">
            <text:p>0.817727698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table:style-name="ce10" table:formula="of:=1-SUM([.D42:.F42])" office:value-type="float" office:value="0.5" calcext:value-type="float">
            <text:p>0.5</text:p>
          </table:table-cell>
          <table:table-cell table:style-name="ce14" table:formula="of:=IF(MOD(ROW(); 2)=MOD(COLUMN();2); [.$Q42]*[.$Q42] + [.$Q42]*(1-[.$Q42])*[.R42]; [.$Q42]*(1-[.$Q42])*[.R42])" office:value-type="float" office:value="0.456400221533607" calcext:value-type="float">
            <text:p>0.4564002215</text:p>
          </table:table-cell>
          <table:table-cell table:style-name="ce20" table:formula="of:=IF(MOD(ROW(); 2)=MOD(COLUMN();2); [.$Q42]*[.$Q42] + [.$Q42]*(1-[.$Q42])*[.S42]; [.$Q42]*(1-[.$Q42])*[.S42])" office:value-type="float" office:value="0.043599778466393" calcext:value-type="float">
            <text:p>0.0435997785</text:p>
          </table:table-cell>
          <table:table-cell table:number-columns-repeated="8"/>
          <table:table-cell table:formula="of:=RAND()" office:value-type="float" office:value="0.250336752144764" calcext:value-type="float">
            <text:p>0.2503367521</text:p>
          </table:table-cell>
          <table:table-cell table:formula="of:=RAND()" office:value-type="float" office:value="0.0528808876967746" calcext:value-type="float">
            <text:p>0.0528808877</text:p>
          </table:table-cell>
          <table:table-cell/>
          <table:table-cell table:formula="of:=[.Q41]" office:value-type="float" office:value="0.5" calcext:value-type="float">
            <text:p>0.5</text:p>
          </table:table-cell>
          <table:table-cell table:formula="of:=[.N42]/SUM([.$N42:.$O42])" office:value-type="float" office:value="0.825600886134428" calcext:value-type="float">
            <text:p>0.8256008861</text:p>
          </table:table-cell>
          <table:table-cell table:formula="of:=[.O42]/SUM([.$N42:.$O42])" office:value-type="float" office:value="0.174399113865572" calcext:value-type="float">
            <text:p>0.174399113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table:style-name="ce10" table:formula="of:=1-SUM([.D43:.F43])" office:value-type="float" office:value="0.45" calcext:value-type="float">
            <text:p>0.45</text:p>
          </table:table-cell>
          <table:table-cell table:style-name="ce15" table:formula="of:=IF(MOD(ROW(); 2)=MOD(COLUMN();2); [.$Q43]*[.$Q43] + [.$Q43]*(1-[.$Q43])*[.R43]; [.$Q43]*(1-[.$Q43])*[.R43])" office:value-type="float" office:value="0.0553626712315125" calcext:value-type="float">
            <text:p>0.0553626712</text:p>
          </table:table-cell>
          <table:table-cell table:style-name="ce21" table:formula="of:=IF(MOD(ROW(); 2)=MOD(COLUMN();2); [.$Q43]*[.$Q43] + [.$Q43]*(1-[.$Q43])*[.S43]; [.$Q43]*(1-[.$Q43])*[.S43])" office:value-type="float" office:value="0.494637328768487" calcext:value-type="float">
            <text:p>0.4946373288</text:p>
          </table:table-cell>
          <table:table-cell table:style-name="ce25"/>
          <table:table-cell table:style-name="ce29"/>
          <table:table-cell table:style-name="ce33"/>
          <table:table-cell table:style-name="ce37"/>
          <table:table-cell table:style-name="ce41"/>
          <table:table-cell table:style-name="ce45"/>
          <table:table-cell table:style-name="ce49"/>
          <table:table-cell table:style-name="ce53"/>
          <table:table-cell table:formula="of:=RAND()" office:value-type="float" office:value="0.232136961811264" calcext:value-type="float">
            <text:p>0.2321369618</text:p>
          </table:table-cell>
          <table:table-cell table:formula="of:=RAND()" office:value-type="float" office:value="0.805636266435442" calcext:value-type="float">
            <text:p>0.8056362664</text:p>
          </table:table-cell>
          <table:table-cell/>
          <table:table-cell table:formula="of:=[.Q42]+0.05" office:value-type="float" office:value="0.55" calcext:value-type="float">
            <text:p>0.55</text:p>
          </table:table-cell>
          <table:table-cell table:formula="of:=[.N43]/SUM([.$N43:.$O43])" office:value-type="float" office:value="0.223687560531364" calcext:value-type="float">
            <text:p>0.2236875605</text:p>
          </table:table-cell>
          <table:table-cell table:formula="of:=[.O43]/SUM([.$N43:.$O43])" office:value-type="float" office:value="0.776312439468636" calcext:value-type="float">
            <text:p>0.776312439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table:style-name="ce10" table:formula="of:=1-SUM([.D44:.F44])" office:value-type="float" office:value="0.45" calcext:value-type="float">
            <text:p>0.45</text:p>
          </table:table-cell>
          <table:table-cell table:style-name="ce15" table:formula="of:=IF(MOD(ROW(); 2)=MOD(COLUMN();2); [.$Q44]*[.$Q44] + [.$Q44]*(1-[.$Q44])*[.R44]; [.$Q44]*(1-[.$Q44])*[.R44])" office:value-type="float" office:value="0.485507651911868" calcext:value-type="float">
            <text:p>0.4855076519</text:p>
          </table:table-cell>
          <table:table-cell table:style-name="ce21" table:formula="of:=IF(MOD(ROW(); 2)=MOD(COLUMN();2); [.$Q44]*[.$Q44] + [.$Q44]*(1-[.$Q44])*[.S44]; [.$Q44]*(1-[.$Q44])*[.S44])" office:value-type="float" office:value="0.0644923480881323" calcext:value-type="float">
            <text:p>0.0644923481</text:p>
          </table:table-cell>
          <table:table-cell table:style-name="ce26"/>
          <table:table-cell table:style-name="ce30"/>
          <table:table-cell table:style-name="ce34"/>
          <table:table-cell table:style-name="ce38"/>
          <table:table-cell table:style-name="ce42"/>
          <table:table-cell table:style-name="ce46"/>
          <table:table-cell table:style-name="ce50"/>
          <table:table-cell table:style-name="ce54"/>
          <table:table-cell table:formula="of:=RAND()" office:value-type="float" office:value="0.889794885499245" calcext:value-type="float">
            <text:p>0.8897948855</text:p>
          </table:table-cell>
          <table:table-cell table:formula="of:=RAND()" office:value-type="float" office:value="0.313565913136203" calcext:value-type="float">
            <text:p>0.3135659131</text:p>
          </table:table-cell>
          <table:table-cell/>
          <table:table-cell table:formula="of:=[.Q43]" office:value-type="float" office:value="0.55" calcext:value-type="float">
            <text:p>0.55</text:p>
          </table:table-cell>
          <table:table-cell table:formula="of:=[.N44]/SUM([.$N44:.$O44])" office:value-type="float" office:value="0.739424856209567" calcext:value-type="float">
            <text:p>0.7394248562</text:p>
          </table:table-cell>
          <table:table-cell table:formula="of:=[.O44]/SUM([.$N44:.$O44])" office:value-type="float" office:value="0.260575143790433" calcext:value-type="float">
            <text:p>0.260575143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table:style-name="ce10" table:formula="of:=1-SUM([.D45:.F45])" office:value-type="float" office:value="0.4" calcext:value-type="float">
            <text:p>0.4</text:p>
          </table:table-cell>
          <table:table-cell table:style-name="ce16" table:formula="of:=IF(MOD(ROW(); 2)=MOD(COLUMN();2); [.$Q45]*[.$Q45] + [.$Q45]*(1-[.$Q45])*[.R45]; [.$Q45]*(1-[.$Q45])*[.R45])" office:value-type="float" office:value="0.164517097937475" calcext:value-type="float">
            <text:p>0.1645170979</text:p>
          </table:table-cell>
          <table:table-cell table:style-name="ce22" table:formula="of:=IF(MOD(ROW(); 2)=MOD(COLUMN();2); [.$Q45]*[.$Q45] + [.$Q45]*(1-[.$Q45])*[.S45]; [.$Q45]*(1-[.$Q45])*[.S45])" office:value-type="float" office:value="0.435482902062525" calcext:value-type="float">
            <text:p>0.4354829021</text:p>
          </table:table-cell>
          <table:table-cell table:style-name="ce26"/>
          <table:table-cell table:style-name="ce30"/>
          <table:table-cell table:style-name="ce34"/>
          <table:table-cell table:style-name="ce38"/>
          <table:table-cell table:style-name="ce42"/>
          <table:table-cell table:style-name="ce46"/>
          <table:table-cell table:style-name="ce50"/>
          <table:table-cell table:style-name="ce54"/>
          <table:table-cell table:formula="of:=RAND()" office:value-type="float" office:value="0.880006092560449" calcext:value-type="float">
            <text:p>0.8800060926</text:p>
          </table:table-cell>
          <table:table-cell table:formula="of:=RAND()" office:value-type="float" office:value="0.403759940650126" calcext:value-type="float">
            <text:p>0.4037599407</text:p>
          </table:table-cell>
          <table:table-cell/>
          <table:table-cell table:formula="of:=[.Q44]+0.05" office:value-type="float" office:value="0.6" calcext:value-type="float">
            <text:p>0.6</text:p>
          </table:table-cell>
          <table:table-cell table:formula="of:=[.N45]/SUM([.$N45:.$O45])" office:value-type="float" office:value="0.685487908072812" calcext:value-type="float">
            <text:p>0.6854879081</text:p>
          </table:table-cell>
          <table:table-cell table:formula="of:=[.O45]/SUM([.$N45:.$O45])" office:value-type="float" office:value="0.314512091927188" calcext:value-type="float">
            <text:p>0.314512091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table:style-name="ce10" table:formula="of:=1-SUM([.D46:.F46])" office:value-type="float" office:value="0.4" calcext:value-type="float">
            <text:p>0.4</text:p>
          </table:table-cell>
          <table:table-cell table:style-name="ce16" table:formula="of:=IF(MOD(ROW(); 2)=MOD(COLUMN();2); [.$Q46]*[.$Q46] + [.$Q46]*(1-[.$Q46])*[.R46]; [.$Q46]*(1-[.$Q46])*[.R46])" office:value-type="float" office:value="0.471964831395864" calcext:value-type="float">
            <text:p>0.4719648314</text:p>
          </table:table-cell>
          <table:table-cell table:style-name="ce22" table:formula="of:=IF(MOD(ROW(); 2)=MOD(COLUMN();2); [.$Q46]*[.$Q46] + [.$Q46]*(1-[.$Q46])*[.S46]; [.$Q46]*(1-[.$Q46])*[.S46])" office:value-type="float" office:value="0.128035168604136" calcext:value-type="float">
            <text:p>0.1280351686</text:p>
          </table:table-cell>
          <table:table-cell table:style-name="ce26"/>
          <table:table-cell table:style-name="ce30"/>
          <table:table-cell table:style-name="ce34"/>
          <table:table-cell table:style-name="ce38"/>
          <table:table-cell table:style-name="ce42"/>
          <table:table-cell table:style-name="ce46"/>
          <table:table-cell table:style-name="ce50"/>
          <table:table-cell table:style-name="ce54"/>
          <table:table-cell table:formula="of:=RAND()" office:value-type="float" office:value="0.851996625039361" calcext:value-type="float">
            <text:p>0.851996625</text:p>
          </table:table-cell>
          <table:table-cell table:formula="of:=RAND()" office:value-type="float" office:value="0.974283890549391" calcext:value-type="float">
            <text:p>0.9742838905</text:p>
          </table:table-cell>
          <table:table-cell/>
          <table:table-cell table:formula="of:=[.Q45]" office:value-type="float" office:value="0.6" calcext:value-type="float">
            <text:p>0.6</text:p>
          </table:table-cell>
          <table:table-cell table:formula="of:=[.N46]/SUM([.$N46:.$O46])" office:value-type="float" office:value="0.466520130816101" calcext:value-type="float">
            <text:p>0.4665201308</text:p>
          </table:table-cell>
          <table:table-cell table:formula="of:=[.O46]/SUM([.$N46:.$O46])" office:value-type="float" office:value="0.533479869183899" calcext:value-type="float">
            <text:p>0.533479869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table:style-name="ce10" table:formula="of:=1-SUM([.D47:.F47])" office:value-type="float" office:value="0.35" calcext:value-type="float">
            <text:p>0.35</text:p>
          </table:table-cell>
          <table:table-cell table:style-name="ce16" table:formula="of:=IF(MOD(ROW(); 2)=MOD(COLUMN();2); [.$Q47]*[.$Q47] + [.$Q47]*(1-[.$Q47])*[.R47]; [.$Q47]*(1-[.$Q47])*[.R47])" office:value-type="float" office:value="0.0502740666122521" calcext:value-type="float">
            <text:p>0.0502740666</text:p>
          </table:table-cell>
          <table:table-cell table:style-name="ce22" table:formula="of:=IF(MOD(ROW(); 2)=MOD(COLUMN();2); [.$Q47]*[.$Q47] + [.$Q47]*(1-[.$Q47])*[.S47]; [.$Q47]*(1-[.$Q47])*[.S47])" office:value-type="float" office:value="0.599725933387748" calcext:value-type="float">
            <text:p>0.5997259334</text:p>
          </table:table-cell>
          <table:table-cell table:style-name="ce26"/>
          <table:table-cell table:style-name="ce30"/>
          <table:table-cell table:style-name="ce34"/>
          <table:table-cell table:style-name="ce38"/>
          <table:table-cell table:style-name="ce42"/>
          <table:table-cell table:style-name="ce46"/>
          <table:table-cell table:style-name="ce50"/>
          <table:table-cell table:style-name="ce54"/>
          <table:table-cell table:formula="of:=RAND()" office:value-type="float" office:value="0.212752709689935" calcext:value-type="float">
            <text:p>0.2127527097</text:p>
          </table:table-cell>
          <table:table-cell table:formula="of:=RAND()" office:value-type="float" office:value="0.749994979446964" calcext:value-type="float">
            <text:p>0.7499949794</text:p>
          </table:table-cell>
          <table:table-cell/>
          <table:table-cell table:formula="of:=[.Q46]+0.05" office:value-type="float" office:value="0.65" calcext:value-type="float">
            <text:p>0.65</text:p>
          </table:table-cell>
          <table:table-cell table:formula="of:=[.N47]/SUM([.$N47:.$O47])" office:value-type="float" office:value="0.220984908185723" calcext:value-type="float">
            <text:p>0.2209849082</text:p>
          </table:table-cell>
          <table:table-cell table:formula="of:=[.O47]/SUM([.$N47:.$O47])" office:value-type="float" office:value="0.779015091814277" calcext:value-type="float">
            <text:p>0.779015091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table:style-name="ce10" table:formula="of:=1-SUM([.D48:.F48])" office:value-type="float" office:value="0.35" calcext:value-type="float">
            <text:p>0.35</text:p>
          </table:table-cell>
          <table:table-cell table:style-name="ce16" table:formula="of:=IF(MOD(ROW(); 2)=MOD(COLUMN();2); [.$Q48]*[.$Q48] + [.$Q48]*(1-[.$Q48])*[.R48]; [.$Q48]*(1-[.$Q48])*[.R48])" office:value-type="float" office:value="0.517049479816445" calcext:value-type="float">
            <text:p>0.5170494798</text:p>
          </table:table-cell>
          <table:table-cell table:style-name="ce22" table:formula="of:=IF(MOD(ROW(); 2)=MOD(COLUMN();2); [.$Q48]*[.$Q48] + [.$Q48]*(1-[.$Q48])*[.S48]; [.$Q48]*(1-[.$Q48])*[.S48])" office:value-type="float" office:value="0.132950520183555" calcext:value-type="float">
            <text:p>0.1329505202</text:p>
          </table:table-cell>
          <table:table-cell table:style-name="ce26"/>
          <table:table-cell table:style-name="ce30"/>
          <table:table-cell table:style-name="ce34"/>
          <table:table-cell table:style-name="ce38"/>
          <table:table-cell table:style-name="ce42"/>
          <table:table-cell table:style-name="ce46"/>
          <table:table-cell table:style-name="ce50"/>
          <table:table-cell table:style-name="ce54"/>
          <table:table-cell table:formula="of:=RAND()" office:value-type="float" office:value="0.679354048790469" calcext:value-type="float">
            <text:p>0.6793540488</text:p>
          </table:table-cell>
          <table:table-cell table:formula="of:=RAND()" office:value-type="float" office:value="0.955272036936034" calcext:value-type="float">
            <text:p>0.9552720369</text:p>
          </table:table-cell>
          <table:table-cell/>
          <table:table-cell table:formula="of:=[.Q47]" office:value-type="float" office:value="0.65" calcext:value-type="float">
            <text:p>0.65</text:p>
          </table:table-cell>
          <table:table-cell table:formula="of:=[.N48]/SUM([.$N48:.$O48])" office:value-type="float" office:value="0.415602109083273" calcext:value-type="float">
            <text:p>0.4156021091</text:p>
          </table:table-cell>
          <table:table-cell table:formula="of:=[.O48]/SUM([.$N48:.$O48])" office:value-type="float" office:value="0.584397890916727" calcext:value-type="float">
            <text:p>0.584397890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table:style-name="ce10" table:formula="of:=1-SUM([.D49:.F49])" office:value-type="float" office:value="0.3" calcext:value-type="float">
            <text:p>0.3</text:p>
          </table:table-cell>
          <table:table-cell table:style-name="ce16" table:formula="of:=IF(MOD(ROW(); 2)=MOD(COLUMN();2); [.$Q49]*[.$Q49] + [.$Q49]*(1-[.$Q49])*[.R49]; [.$Q49]*(1-[.$Q49])*[.R49])" office:value-type="float" office:value="0.0800936293621378" calcext:value-type="float">
            <text:p>0.0800936294</text:p>
          </table:table-cell>
          <table:table-cell table:style-name="ce22" table:formula="of:=IF(MOD(ROW(); 2)=MOD(COLUMN();2); [.$Q49]*[.$Q49] + [.$Q49]*(1-[.$Q49])*[.S49]; [.$Q49]*(1-[.$Q49])*[.S49])" office:value-type="float" office:value="0.619906370637862" calcext:value-type="float">
            <text:p>0.6199063706</text:p>
          </table:table-cell>
          <table:table-cell table:style-name="ce26"/>
          <table:table-cell table:style-name="ce30"/>
          <table:table-cell table:style-name="ce34"/>
          <table:table-cell table:style-name="ce38"/>
          <table:table-cell table:style-name="ce42"/>
          <table:table-cell table:style-name="ce46"/>
          <table:table-cell table:style-name="ce50"/>
          <table:table-cell table:style-name="ce54"/>
          <table:table-cell table:formula="of:=RAND()" office:value-type="float" office:value="0.545268162835032" calcext:value-type="float">
            <text:p>0.5452681628</text:p>
          </table:table-cell>
          <table:table-cell table:formula="of:=RAND()" office:value-type="float" office:value="0.884387542709592" calcext:value-type="float">
            <text:p>0.8843875427</text:p>
          </table:table-cell>
          <table:table-cell/>
          <table:table-cell table:formula="of:=[.Q48]+0.05" office:value-type="float" office:value="0.7" calcext:value-type="float">
            <text:p>0.7</text:p>
          </table:table-cell>
          <table:table-cell table:formula="of:=[.N49]/SUM([.$N49:.$O49])" office:value-type="float" office:value="0.381398235057799" calcext:value-type="float">
            <text:p>0.3813982351</text:p>
          </table:table-cell>
          <table:table-cell table:formula="of:=[.O49]/SUM([.$N49:.$O49])" office:value-type="float" office:value="0.618601764942201" calcext:value-type="float">
            <text:p>0.618601764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table:style-name="ce10" table:formula="of:=1-SUM([.D50:.F50])" office:value-type="float" office:value="0.3" calcext:value-type="float">
            <text:p>0.3</text:p>
          </table:table-cell>
          <table:table-cell table:style-name="ce16" table:formula="of:=IF(MOD(ROW(); 2)=MOD(COLUMN();2); [.$Q50]*[.$Q50] + [.$Q50]*(1-[.$Q50])*[.R50]; [.$Q50]*(1-[.$Q50])*[.R50])" office:value-type="float" office:value="0.663409084041928" calcext:value-type="float">
            <text:p>0.663409084</text:p>
          </table:table-cell>
          <table:table-cell table:style-name="ce22" table:formula="of:=IF(MOD(ROW(); 2)=MOD(COLUMN();2); [.$Q50]*[.$Q50] + [.$Q50]*(1-[.$Q50])*[.S50]; [.$Q50]*(1-[.$Q50])*[.S50])" office:value-type="float" office:value="0.036590915958072" calcext:value-type="float">
            <text:p>0.036590916</text:p>
          </table:table-cell>
          <table:table-cell table:style-name="ce26"/>
          <table:table-cell table:style-name="ce30"/>
          <table:table-cell table:style-name="ce34"/>
          <table:table-cell table:style-name="ce38"/>
          <table:table-cell table:style-name="ce42"/>
          <table:table-cell table:style-name="ce46"/>
          <table:table-cell table:style-name="ce50"/>
          <table:table-cell table:style-name="ce54"/>
          <table:table-cell table:formula="of:=RAND()" office:value-type="float" office:value="0.943489975286462" calcext:value-type="float">
            <text:p>0.9434899753</text:p>
          </table:table-cell>
          <table:table-cell table:formula="of:=RAND()" office:value-type="float" office:value="0.199085085903822" calcext:value-type="float">
            <text:p>0.1990850859</text:p>
          </table:table-cell>
          <table:table-cell/>
          <table:table-cell table:formula="of:=[.Q49]" office:value-type="float" office:value="0.7" calcext:value-type="float">
            <text:p>0.7</text:p>
          </table:table-cell>
          <table:table-cell table:formula="of:=[.N50]/SUM([.$N50:.$O50])" office:value-type="float" office:value="0.8257575430568" calcext:value-type="float">
            <text:p>0.8257575431</text:p>
          </table:table-cell>
          <table:table-cell table:formula="of:=[.O50]/SUM([.$N50:.$O50])" office:value-type="float" office:value="0.1742424569432" calcext:value-type="float">
            <text:p>0.174242456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table:style-name="ce10" table:formula="of:=1-SUM([.D51:.F51])" office:value-type="float" office:value="0.25" calcext:value-type="float">
            <text:p>0.25</text:p>
          </table:table-cell>
          <table:table-cell table:style-name="ce16" table:formula="of:=IF(MOD(ROW(); 2)=MOD(COLUMN();2); [.$Q51]*[.$Q51] + [.$Q51]*(1-[.$Q51])*[.R51]; [.$Q51]*(1-[.$Q51])*[.R51])" office:value-type="float" office:value="0.13417747924672" calcext:value-type="float">
            <text:p>0.1341774792</text:p>
          </table:table-cell>
          <table:table-cell table:style-name="ce22" table:formula="of:=IF(MOD(ROW(); 2)=MOD(COLUMN();2); [.$Q51]*[.$Q51] + [.$Q51]*(1-[.$Q51])*[.S51]; [.$Q51]*(1-[.$Q51])*[.S51])" office:value-type="float" office:value="0.615822520753281" calcext:value-type="float">
            <text:p>0.6158225208</text:p>
          </table:table-cell>
          <table:table-cell table:style-name="ce26"/>
          <table:table-cell table:style-name="ce30"/>
          <table:table-cell table:style-name="ce34"/>
          <table:table-cell table:style-name="ce38"/>
          <table:table-cell table:style-name="ce42"/>
          <table:table-cell table:style-name="ce46"/>
          <table:table-cell table:style-name="ce50"/>
          <table:table-cell table:style-name="ce54"/>
          <table:table-cell table:formula="of:=RAND()" office:value-type="float" office:value="0.95835980885606" calcext:value-type="float">
            <text:p>0.9583598089</text:p>
          </table:table-cell>
          <table:table-cell table:formula="of:=RAND()" office:value-type="float" office:value="0.380854977181921" calcext:value-type="float">
            <text:p>0.3808549772</text:p>
          </table:table-cell>
          <table:table-cell/>
          <table:table-cell table:formula="of:=[.Q50]+0.05" office:value-type="float" office:value="0.75" calcext:value-type="float">
            <text:p>0.75</text:p>
          </table:table-cell>
          <table:table-cell table:formula="of:=[.N51]/SUM([.$N51:.$O51])" office:value-type="float" office:value="0.715613222649171" calcext:value-type="float">
            <text:p>0.7156132226</text:p>
          </table:table-cell>
          <table:table-cell table:formula="of:=[.O51]/SUM([.$N51:.$O51])" office:value-type="float" office:value="0.284386777350829" calcext:value-type="float">
            <text:p>0.284386777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table:style-name="ce10" table:formula="of:=1-SUM([.D52:.F52])" office:value-type="float" office:value="0.25" calcext:value-type="float">
            <text:p>0.25</text:p>
          </table:table-cell>
          <table:table-cell table:style-name="ce16" table:formula="of:=IF(MOD(ROW(); 2)=MOD(COLUMN();2); [.$Q52]*[.$Q52] + [.$Q52]*(1-[.$Q52])*[.R52]; [.$Q52]*(1-[.$Q52])*[.R52])" office:value-type="float" office:value="0.633954669143556" calcext:value-type="float">
            <text:p>0.6339546691</text:p>
          </table:table-cell>
          <table:table-cell table:style-name="ce22" table:formula="of:=IF(MOD(ROW(); 2)=MOD(COLUMN();2); [.$Q52]*[.$Q52] + [.$Q52]*(1-[.$Q52])*[.S52]; [.$Q52]*(1-[.$Q52])*[.S52])" office:value-type="float" office:value="0.116045330856444" calcext:value-type="float">
            <text:p>0.1160453309</text:p>
          </table:table-cell>
          <table:table-cell table:style-name="ce26"/>
          <table:table-cell table:style-name="ce30"/>
          <table:table-cell table:style-name="ce34"/>
          <table:table-cell table:style-name="ce38"/>
          <table:table-cell table:style-name="ce42"/>
          <table:table-cell table:style-name="ce46"/>
          <table:table-cell table:style-name="ce50"/>
          <table:table-cell table:style-name="ce54"/>
          <table:table-cell table:formula="of:=RAND()" office:value-type="float" office:value="0.178778020052749" calcext:value-type="float">
            <text:p>0.1787780201</text:p>
          </table:table-cell>
          <table:table-cell table:formula="of:=RAND()" office:value-type="float" office:value="0.290342880815819" calcext:value-type="float">
            <text:p>0.2903428808</text:p>
          </table:table-cell>
          <table:table-cell/>
          <table:table-cell table:formula="of:=[.Q51]" office:value-type="float" office:value="0.75" calcext:value-type="float">
            <text:p>0.75</text:p>
          </table:table-cell>
          <table:table-cell table:formula="of:=[.N52]/SUM([.$N52:.$O52])" office:value-type="float" office:value="0.381091568765631" calcext:value-type="float">
            <text:p>0.3810915688</text:p>
          </table:table-cell>
          <table:table-cell table:formula="of:=[.O52]/SUM([.$N52:.$O52])" office:value-type="float" office:value="0.618908431234369" calcext:value-type="float">
            <text:p>0.618908431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table:style-name="ce10" table:formula="of:=1-SUM([.D53:.F53])" office:value-type="float" office:value="0.2" calcext:value-type="float">
            <text:p>0.2</text:p>
          </table:table-cell>
          <table:table-cell table:style-name="ce16" table:formula="of:=IF(MOD(ROW(); 2)=MOD(COLUMN();2); [.$Q53]*[.$Q53] + [.$Q53]*(1-[.$Q53])*[.R53]; [.$Q53]*(1-[.$Q53])*[.R53])" office:value-type="float" office:value="0.0634942799511971" calcext:value-type="float">
            <text:p>0.06349428</text:p>
          </table:table-cell>
          <table:table-cell table:style-name="ce22" table:formula="of:=IF(MOD(ROW(); 2)=MOD(COLUMN();2); [.$Q53]*[.$Q53] + [.$Q53]*(1-[.$Q53])*[.S53]; [.$Q53]*(1-[.$Q53])*[.S53])" office:value-type="float" office:value="0.736505720048803" calcext:value-type="float">
            <text:p>0.73650572</text:p>
          </table:table-cell>
          <table:table-cell table:style-name="ce26"/>
          <table:table-cell table:style-name="ce30"/>
          <table:table-cell table:style-name="ce34"/>
          <table:table-cell table:style-name="ce38"/>
          <table:table-cell table:style-name="ce42"/>
          <table:table-cell table:style-name="ce46"/>
          <table:table-cell table:style-name="ce50"/>
          <table:table-cell table:style-name="ce54"/>
          <table:table-cell table:formula="of:=RAND()" office:value-type="float" office:value="0.241451166381989" calcext:value-type="float">
            <text:p>0.2414511664</text:p>
          </table:table-cell>
          <table:table-cell table:formula="of:=RAND()" office:value-type="float" office:value="0.366984532878034" calcext:value-type="float">
            <text:p>0.3669845329</text:p>
          </table:table-cell>
          <table:table-cell/>
          <table:table-cell table:formula="of:=[.Q52]+0.05" office:value-type="float" office:value="0.8" calcext:value-type="float">
            <text:p>0.8</text:p>
          </table:table-cell>
          <table:table-cell table:formula="of:=[.N53]/SUM([.$N53:.$O53])" office:value-type="float" office:value="0.396839249694982" calcext:value-type="float">
            <text:p>0.3968392497</text:p>
          </table:table-cell>
          <table:table-cell table:formula="of:=[.O53]/SUM([.$N53:.$O53])" office:value-type="float" office:value="0.603160750305018" calcext:value-type="float">
            <text:p>0.603160750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table:style-name="ce10" table:formula="of:=1-SUM([.D54:.F54])" office:value-type="float" office:value="0.2" calcext:value-type="float">
            <text:p>0.2</text:p>
          </table:table-cell>
          <table:table-cell table:style-name="ce16" table:formula="of:=IF(MOD(ROW(); 2)=MOD(COLUMN();2); [.$Q54]*[.$Q54] + [.$Q54]*(1-[.$Q54])*[.R54]; [.$Q54]*(1-[.$Q54])*[.R54])" office:value-type="float" office:value="0.655837391674419" calcext:value-type="float">
            <text:p>0.6558373917</text:p>
          </table:table-cell>
          <table:table-cell table:style-name="ce22" table:formula="of:=IF(MOD(ROW(); 2)=MOD(COLUMN();2); [.$Q54]*[.$Q54] + [.$Q54]*(1-[.$Q54])*[.S54]; [.$Q54]*(1-[.$Q54])*[.S54])" office:value-type="float" office:value="0.144162608325581" calcext:value-type="float">
            <text:p>0.1441626083</text:p>
          </table:table-cell>
          <table:table-cell table:style-name="ce26"/>
          <table:table-cell table:style-name="ce30"/>
          <table:table-cell table:style-name="ce34"/>
          <table:table-cell table:style-name="ce38"/>
          <table:table-cell table:style-name="ce42"/>
          <table:table-cell table:style-name="ce46"/>
          <table:table-cell table:style-name="ce50"/>
          <table:table-cell table:style-name="ce54"/>
          <table:table-cell table:formula="of:=RAND()" office:value-type="float" office:value="0.0923555762901398" calcext:value-type="float">
            <text:p>0.0923555763</text:p>
          </table:table-cell>
          <table:table-cell table:formula="of:=RAND()" office:value-type="float" office:value="0.840682673328375" calcext:value-type="float">
            <text:p>0.8406826733</text:p>
          </table:table-cell>
          <table:table-cell/>
          <table:table-cell table:formula="of:=[.Q53]" office:value-type="float" office:value="0.8" calcext:value-type="float">
            <text:p>0.8</text:p>
          </table:table-cell>
          <table:table-cell table:formula="of:=[.N54]/SUM([.$N54:.$O54])" office:value-type="float" office:value="0.0989836979651163" calcext:value-type="float">
            <text:p>0.098983698</text:p>
          </table:table-cell>
          <table:table-cell table:formula="of:=[.O54]/SUM([.$N54:.$O54])" office:value-type="float" office:value="0.901016302034884" calcext:value-type="float">
            <text:p>0.90101630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table:style-name="ce10" table:formula="of:=1-SUM([.D55:.F55])" office:value-type="float" office:value="0.15" calcext:value-type="float">
            <text:p>0.15</text:p>
          </table:table-cell>
          <table:table-cell table:style-name="ce16" table:formula="of:=IF(MOD(ROW(); 2)=MOD(COLUMN();2); [.$Q55]*[.$Q55] + [.$Q55]*(1-[.$Q55])*[.R55]; [.$Q55]*(1-[.$Q55])*[.R55])" office:value-type="float" office:value="0.0549633485876773" calcext:value-type="float">
            <text:p>0.0549633486</text:p>
          </table:table-cell>
          <table:table-cell table:style-name="ce22" table:formula="of:=IF(MOD(ROW(); 2)=MOD(COLUMN();2); [.$Q55]*[.$Q55] + [.$Q55]*(1-[.$Q55])*[.S55]; [.$Q55]*(1-[.$Q55])*[.S55])" office:value-type="float" office:value="0.795036651412323" calcext:value-type="float">
            <text:p>0.7950366514</text:p>
          </table:table-cell>
          <table:table-cell table:style-name="ce26"/>
          <table:table-cell table:style-name="ce30"/>
          <table:table-cell table:style-name="ce34"/>
          <table:table-cell table:style-name="ce38"/>
          <table:table-cell table:style-name="ce42"/>
          <table:table-cell table:style-name="ce46"/>
          <table:table-cell table:style-name="ce50"/>
          <table:table-cell table:style-name="ce54"/>
          <table:table-cell table:formula="of:=RAND()" office:value-type="float" office:value="0.399407668816547" calcext:value-type="float">
            <text:p>0.3994076688</text:p>
          </table:table-cell>
          <table:table-cell table:formula="of:=RAND()" office:value-type="float" office:value="0.527109348116568" calcext:value-type="float">
            <text:p>0.5271093481</text:p>
          </table:table-cell>
          <table:table-cell/>
          <table:table-cell table:formula="of:=[.Q54]+0.05" office:value-type="float" office:value="0.85" calcext:value-type="float">
            <text:p>0.85</text:p>
          </table:table-cell>
          <table:table-cell table:formula="of:=[.N55]/SUM([.$N55:.$O55])" office:value-type="float" office:value="0.431085086962175" calcext:value-type="float">
            <text:p>0.431085087</text:p>
          </table:table-cell>
          <table:table-cell table:formula="of:=[.O55]/SUM([.$N55:.$O55])" office:value-type="float" office:value="0.568914913037825" calcext:value-type="float">
            <text:p>0.56891491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table:style-name="ce10" table:formula="of:=1-SUM([.D56:.F56])" office:value-type="float" office:value="0.15" calcext:value-type="float">
            <text:p>0.15</text:p>
          </table:table-cell>
          <table:table-cell table:style-name="ce16" table:formula="of:=IF(MOD(ROW(); 2)=MOD(COLUMN();2); [.$Q56]*[.$Q56] + [.$Q56]*(1-[.$Q56])*[.R56]; [.$Q56]*(1-[.$Q56])*[.R56])" office:value-type="float" office:value="0.804006374490595" calcext:value-type="float">
            <text:p>0.8040063745</text:p>
          </table:table-cell>
          <table:table-cell table:style-name="ce22" table:formula="of:=IF(MOD(ROW(); 2)=MOD(COLUMN();2); [.$Q56]*[.$Q56] + [.$Q56]*(1-[.$Q56])*[.S56]; [.$Q56]*(1-[.$Q56])*[.S56])" office:value-type="float" office:value="0.0459936255094054" calcext:value-type="float">
            <text:p>0.0459936255</text:p>
          </table:table-cell>
          <table:table-cell table:style-name="ce26"/>
          <table:table-cell table:style-name="ce30"/>
          <table:table-cell table:style-name="ce34"/>
          <table:table-cell table:style-name="ce38"/>
          <table:table-cell table:style-name="ce42"/>
          <table:table-cell table:style-name="ce46"/>
          <table:table-cell table:style-name="ce50"/>
          <table:table-cell table:style-name="ce54"/>
          <table:table-cell table:formula="of:=RAND()" office:value-type="float" office:value="0.473425342274424" calcext:value-type="float">
            <text:p>0.4734253423</text:p>
          </table:table-cell>
          <table:table-cell table:formula="of:=RAND()" office:value-type="float" office:value="0.267151471713966" calcext:value-type="float">
            <text:p>0.2671514717</text:p>
          </table:table-cell>
          <table:table-cell/>
          <table:table-cell table:formula="of:=[.Q55]" office:value-type="float" office:value="0.85" calcext:value-type="float">
            <text:p>0.85</text:p>
          </table:table-cell>
          <table:table-cell table:formula="of:=[.N56]/SUM([.$N56:.$O56])" office:value-type="float" office:value="0.639265682279173" calcext:value-type="float">
            <text:p>0.6392656823</text:p>
          </table:table-cell>
          <table:table-cell table:formula="of:=[.O56]/SUM([.$N56:.$O56])" office:value-type="float" office:value="0.360734317720827" calcext:value-type="float">
            <text:p>0.360734317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table:style-name="ce10" table:formula="of:=1-SUM([.D57:.F57])" office:value-type="float" office:value="0.0999999999999999" calcext:value-type="float">
            <text:p>0.1</text:p>
          </table:table-cell>
          <table:table-cell table:style-name="ce16" table:formula="of:=IF(MOD(ROW(); 2)=MOD(COLUMN();2); [.$Q57]*[.$Q57] + [.$Q57]*(1-[.$Q57])*[.R57]; [.$Q57]*(1-[.$Q57])*[.R57])" office:value-type="float" office:value="0.0365565555367715" calcext:value-type="float">
            <text:p>0.0365565555</text:p>
          </table:table-cell>
          <table:table-cell table:style-name="ce22" table:formula="of:=IF(MOD(ROW(); 2)=MOD(COLUMN();2); [.$Q57]*[.$Q57] + [.$Q57]*(1-[.$Q57])*[.S57]; [.$Q57]*(1-[.$Q57])*[.S57])" office:value-type="float" office:value="0.863443444463229" calcext:value-type="float">
            <text:p>0.8634434445</text:p>
          </table:table-cell>
          <table:table-cell table:style-name="ce26"/>
          <table:table-cell table:style-name="ce30"/>
          <table:table-cell table:style-name="ce34"/>
          <table:table-cell table:style-name="ce38"/>
          <table:table-cell table:style-name="ce42"/>
          <table:table-cell table:style-name="ce46"/>
          <table:table-cell table:style-name="ce50"/>
          <table:table-cell table:style-name="ce54"/>
          <table:table-cell table:formula="of:=RAND()" office:value-type="float" office:value="0.584389748873957" calcext:value-type="float">
            <text:p>0.5843897489</text:p>
          </table:table-cell>
          <table:table-cell table:formula="of:=RAND()" office:value-type="float" office:value="0.854342008710579" calcext:value-type="float">
            <text:p>0.8543420087</text:p>
          </table:table-cell>
          <table:table-cell/>
          <table:table-cell table:formula="of:=[.Q56]+0.05" office:value-type="float" office:value="0.9" calcext:value-type="float">
            <text:p>0.9</text:p>
          </table:table-cell>
          <table:table-cell table:formula="of:=[.N57]/SUM([.$N57:.$O57])" office:value-type="float" office:value="0.406183950408573" calcext:value-type="float">
            <text:p>0.4061839504</text:p>
          </table:table-cell>
          <table:table-cell table:formula="of:=[.O57]/SUM([.$N57:.$O57])" office:value-type="float" office:value="0.593816049591427" calcext:value-type="float">
            <text:p>0.593816049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table:style-name="ce10" table:formula="of:=1-SUM([.D58:.F58])" office:value-type="float" office:value="0.0999999999999998" calcext:value-type="float">
            <text:p>0.1</text:p>
          </table:table-cell>
          <table:table-cell table:style-name="ce16" table:formula="of:=IF(MOD(ROW(); 2)=MOD(COLUMN();2); [.$Q58]*[.$Q58] + [.$Q58]*(1-[.$Q58])*[.R58]; [.$Q58]*(1-[.$Q58])*[.R58])" office:value-type="float" office:value="0.843644122283341" calcext:value-type="float">
            <text:p>0.8436441223</text:p>
          </table:table-cell>
          <table:table-cell table:style-name="ce22" table:formula="of:=IF(MOD(ROW(); 2)=MOD(COLUMN();2); [.$Q58]*[.$Q58] + [.$Q58]*(1-[.$Q58])*[.S58]; [.$Q58]*(1-[.$Q58])*[.S58])" office:value-type="float" office:value="0.0563558777166588" calcext:value-type="float">
            <text:p>0.0563558777</text:p>
          </table:table-cell>
          <table:table-cell table:style-name="ce26"/>
          <table:table-cell table:style-name="ce30"/>
          <table:table-cell table:style-name="ce34"/>
          <table:table-cell table:style-name="ce38"/>
          <table:table-cell table:style-name="ce42"/>
          <table:table-cell table:style-name="ce46"/>
          <table:table-cell table:style-name="ce50"/>
          <table:table-cell table:style-name="ce54"/>
          <table:table-cell table:formula="of:=RAND()" office:value-type="float" office:value="0.486312154662677" calcext:value-type="float">
            <text:p>0.4863121547</text:p>
          </table:table-cell>
          <table:table-cell table:formula="of:=RAND()" office:value-type="float" office:value="0.814601376415314" calcext:value-type="float">
            <text:p>0.8146013764</text:p>
          </table:table-cell>
          <table:table-cell/>
          <table:table-cell table:formula="of:=[.Q57]" office:value-type="float" office:value="0.9" calcext:value-type="float">
            <text:p>0.9</text:p>
          </table:table-cell>
          <table:table-cell table:formula="of:=[.N58]/SUM([.$N58:.$O58])" office:value-type="float" office:value="0.373823580926012" calcext:value-type="float">
            <text:p>0.3738235809</text:p>
          </table:table-cell>
          <table:table-cell table:formula="of:=[.O58]/SUM([.$N58:.$O58])" office:value-type="float" office:value="0.626176419073988" calcext:value-type="float">
            <text:p>0.626176419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table:style-name="ce10" table:formula="of:=1-SUM([.D59:.F59])" office:value-type="float" office:value="0.0499999999999997" calcext:value-type="float">
            <text:p>0.05</text:p>
          </table:table-cell>
          <table:table-cell table:style-name="ce16" table:formula="of:=IF(MOD(ROW(); 2)=MOD(COLUMN();2); [.$Q59]*[.$Q59] + [.$Q59]*(1-[.$Q59])*[.R59]; [.$Q59]*(1-[.$Q59])*[.R59])" office:value-type="float" office:value="0.00974095205699564" calcext:value-type="float">
            <text:p>0.0097409521</text:p>
          </table:table-cell>
          <table:table-cell table:style-name="ce22" table:formula="of:=IF(MOD(ROW(); 2)=MOD(COLUMN();2); [.$Q59]*[.$Q59] + [.$Q59]*(1-[.$Q59])*[.S59]; [.$Q59]*(1-[.$Q59])*[.S59])" office:value-type="float" office:value="0.940259047943005" calcext:value-type="float">
            <text:p>0.9402590479</text:p>
          </table:table-cell>
          <table:table-cell table:style-name="ce26"/>
          <table:table-cell table:style-name="ce30"/>
          <table:table-cell table:style-name="ce34"/>
          <table:table-cell table:style-name="ce38"/>
          <table:table-cell table:style-name="ce42"/>
          <table:table-cell table:style-name="ce46"/>
          <table:table-cell table:style-name="ce50"/>
          <table:table-cell table:style-name="ce54"/>
          <table:table-cell table:formula="of:=RAND()" office:value-type="float" office:value="0.168730484273301" calcext:value-type="float">
            <text:p>0.1687304843</text:p>
          </table:table-cell>
          <table:table-cell table:formula="of:=RAND()" office:value-type="float" office:value="0.654053362324718" calcext:value-type="float">
            <text:p>0.6540533623</text:p>
          </table:table-cell>
          <table:table-cell/>
          <table:table-cell table:formula="of:=[.Q58]+0.05" office:value-type="float" office:value="0.95" calcext:value-type="float">
            <text:p>0.95</text:p>
          </table:table-cell>
          <table:table-cell table:formula="of:=[.N59]/SUM([.$N59:.$O59])" office:value-type="float" office:value="0.20507267488412" calcext:value-type="float">
            <text:p>0.2050726749</text:p>
          </table:table-cell>
          <table:table-cell table:formula="of:=[.O59]/SUM([.$N59:.$O59])" office:value-type="float" office:value="0.79492732511588" calcext:value-type="float">
            <text:p>0.794927325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table:style-name="ce10" table:formula="of:=1-SUM([.D60:.F60])" office:value-type="float" office:value="0.0499999999999997" calcext:value-type="float">
            <text:p>0.05</text:p>
          </table:table-cell>
          <table:table-cell table:style-name="ce16" table:formula="of:=IF(MOD(ROW(); 2)=MOD(COLUMN();2); [.$Q60]*[.$Q60] + [.$Q60]*(1-[.$Q60])*[.R60]; [.$Q60]*(1-[.$Q60])*[.R60])" office:value-type="float" office:value="0.934680542559352" calcext:value-type="float">
            <text:p>0.9346805426</text:p>
          </table:table-cell>
          <table:table-cell table:style-name="ce22" table:formula="of:=IF(MOD(ROW(); 2)=MOD(COLUMN();2); [.$Q60]*[.$Q60] + [.$Q60]*(1-[.$Q60])*[.S60]; [.$Q60]*(1-[.$Q60])*[.S60])" office:value-type="float" office:value="0.0153194574406483" calcext:value-type="float">
            <text:p>0.0153194574</text:p>
          </table:table-cell>
          <table:table-cell table:style-name="ce26"/>
          <table:table-cell table:style-name="ce30"/>
          <table:table-cell table:style-name="ce34"/>
          <table:table-cell table:style-name="ce38"/>
          <table:table-cell table:style-name="ce42"/>
          <table:table-cell table:style-name="ce46"/>
          <table:table-cell table:style-name="ce50"/>
          <table:table-cell table:style-name="ce54"/>
          <table:table-cell table:formula="of:=RAND()" office:value-type="float" office:value="0.500127531559868" calcext:value-type="float">
            <text:p>0.5001275316</text:p>
          </table:table-cell>
          <table:table-cell table:formula="of:=RAND()" office:value-type="float" office:value="0.238084315094975" calcext:value-type="float">
            <text:p>0.2380843151</text:p>
          </table:table-cell>
          <table:table-cell/>
          <table:table-cell table:formula="of:=[.Q59]" office:value-type="float" office:value="0.95" calcext:value-type="float">
            <text:p>0.95</text:p>
          </table:table-cell>
          <table:table-cell table:formula="of:=[.N60]/SUM([.$N60:.$O60])" office:value-type="float" office:value="0.677485106512666" calcext:value-type="float">
            <text:p>0.6774851065</text:p>
          </table:table-cell>
          <table:table-cell table:formula="of:=[.O60]/SUM([.$N60:.$O60])" office:value-type="float" office:value="0.322514893487334" calcext:value-type="float">
            <text:p>0.322514893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table:style-name="ce10" table:formula="of:=1-SUM([.D61:.F61])" office:value-type="float" office:value="0" calcext:value-type="float">
            <text:p>0</text:p>
          </table:table-cell>
          <table:table-cell table:style-name="ce16" table:formula="of:=IF(MOD(ROW(); 2)=MOD(COLUMN();2); [.$Q61]*[.$Q61] + [.$Q61]*(1-[.$Q61])*[.R61]; [.$Q61]*(1-[.$Q61])*[.R61])" office:value-type="float" office:value="0" calcext:value-type="float">
            <text:p>0</text:p>
          </table:table-cell>
          <table:table-cell table:style-name="ce22" table:formula="of:=IF(MOD(ROW(); 2)=MOD(COLUMN();2); [.$Q61]*[.$Q61] + [.$Q61]*(1-[.$Q61])*[.S61]; [.$Q61]*(1-[.$Q61])*[.S61])" office:value-type="float" office:value="1" calcext:value-type="float">
            <text:p>1</text:p>
          </table:table-cell>
          <table:table-cell table:style-name="ce26"/>
          <table:table-cell table:style-name="ce30"/>
          <table:table-cell table:style-name="ce34"/>
          <table:table-cell table:style-name="ce38"/>
          <table:table-cell table:style-name="ce42"/>
          <table:table-cell table:style-name="ce46"/>
          <table:table-cell table:style-name="ce50"/>
          <table:table-cell table:style-name="ce54"/>
          <table:table-cell table:formula="of:=RAND()" office:value-type="float" office:value="0.675902981886068" calcext:value-type="float">
            <text:p>0.6759029819</text:p>
          </table:table-cell>
          <table:table-cell table:formula="of:=RAND()" office:value-type="float" office:value="0.709401639346289" calcext:value-type="float">
            <text:p>0.7094016393</text:p>
          </table:table-cell>
          <table:table-cell/>
          <table:table-cell table:formula="of:=[.Q60]+0.05" office:value-type="float" office:value="1" calcext:value-type="float">
            <text:p>1</text:p>
          </table:table-cell>
          <table:table-cell table:formula="of:=[.N61]/SUM([.$N61:.$O61])" office:value-type="float" office:value="0.487909281126046" calcext:value-type="float">
            <text:p>0.4879092811</text:p>
          </table:table-cell>
          <table:table-cell table:formula="of:=[.O61]/SUM([.$N61:.$O61])" office:value-type="float" office:value="0.512090718873954" calcext:value-type="float">
            <text:p>0.512090718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table:style-name="ce10" table:formula="of:=1-SUM([.D62:.F62])" office:value-type="float" office:value="0" calcext:value-type="float">
            <text:p>0</text:p>
          </table:table-cell>
          <table:table-cell table:style-name="ce16" table:formula="of:=IF(MOD(ROW(); 2)=MOD(COLUMN();2); [.$Q62]*[.$Q62] + [.$Q62]*(1-[.$Q62])*[.R62]; [.$Q62]*(1-[.$Q62])*[.R62])" office:value-type="float" office:value="1" calcext:value-type="float">
            <text:p>1</text:p>
          </table:table-cell>
          <table:table-cell table:style-name="ce22" table:formula="of:=IF(MOD(ROW(); 2)=MOD(COLUMN();2); [.$Q62]*[.$Q62] + [.$Q62]*(1-[.$Q62])*[.S62]; [.$Q62]*(1-[.$Q62])*[.S62])" office:value-type="float" office:value="0" calcext:value-type="float">
            <text:p>0</text:p>
          </table:table-cell>
          <table:table-cell table:style-name="ce26"/>
          <table:table-cell table:style-name="ce30"/>
          <table:table-cell table:style-name="ce34"/>
          <table:table-cell table:style-name="ce38"/>
          <table:table-cell table:style-name="ce42"/>
          <table:table-cell table:style-name="ce46"/>
          <table:table-cell table:style-name="ce50"/>
          <table:table-cell table:style-name="ce54"/>
          <table:table-cell table:formula="of:=RAND()" office:value-type="float" office:value="0.781173545109432" calcext:value-type="float">
            <text:p>0.7811735451</text:p>
          </table:table-cell>
          <table:table-cell table:formula="of:=RAND()" office:value-type="float" office:value="0.287461990433683" calcext:value-type="float">
            <text:p>0.2874619904</text:p>
          </table:table-cell>
          <table:table-cell/>
          <table:table-cell table:formula="of:=[.Q61]" office:value-type="float" office:value="1" calcext:value-type="float">
            <text:p>1</text:p>
          </table:table-cell>
          <table:table-cell table:formula="of:=[.N62]/SUM([.$N62:.$O62])" office:value-type="float" office:value="0.731000906415127" calcext:value-type="float">
            <text:p>0.7310009064</text:p>
          </table:table-cell>
          <table:table-cell table:formula="of:=[.O62]/SUM([.$N62:.$O62])" office:value-type="float" office:value="0.268999093584873" calcext:value-type="float">
            <text:p>0.268999093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/>
          <table:table-cell table:formula="of:=1-[.D63]"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  <table:table-cell table:formula="of:=1-[.D64]" office:value-type="float" office:value="0.2" calcext:value-type="float">
            <text:p>0.2</text:p>
          </table:table-cell>
          <table:table-cell table:number-columns-repeated="1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/>
          <table:table-cell table:formula="of:=1-[.D65]" office:value-type="float" office:value="0.3" calcext:value-type="float">
            <text:p>0.3</text:p>
          </table:table-cell>
          <table:table-cell table:number-columns-repeated="13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/>
          <table:table-cell table:formula="of:=1-[.D66]" office:value-type="float" office:value="0.4" calcext:value-type="float">
            <text:p>0.4</text:p>
          </table:table-cell>
          <table:table-cell table:number-columns-repeated="13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/>
          <table:table-cell table:formula="of:=1-[.D67]" office:value-type="float" office:value="0.5" calcext:value-type="float">
            <text:p>0.5</text:p>
          </table:table-cell>
          <table:table-cell table:number-columns-repeated="1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/>
          <table:table-cell table:formula="of:=1-[.D68]" office:value-type="float" office:value="0.6" calcext:value-type="float">
            <text:p>0.6</text:p>
          </table:table-cell>
          <table:table-cell table:number-columns-repeated="13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/>
          <table:table-cell table:formula="of:=1-[.D69]" office:value-type="float" office:value="0.7" calcext:value-type="float">
            <text:p>0.7</text:p>
          </table:table-cell>
          <table:table-cell table:number-columns-repeated="13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/>
          <table:table-cell table:formula="of:=1-[.D70]" office:value-type="float" office:value="0.8" calcext:value-type="float">
            <text:p>0.8</text:p>
          </table:table-cell>
          <table:table-cell table:number-columns-repeated="1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table:formula="of:=1-[.D71]" office:value-type="float" office:value="0.9" calcext:value-type="float">
            <text:p>0.9</text:p>
          </table:table-cell>
          <table:table-cell table:number-columns-repeated="13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formula="of:=1-[.D72]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0.9" calcext:value-type="float">
            <text:p>0.9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12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12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0.7" calcext:value-type="float">
            <text:p>0.7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12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3"/>
          <table:table-cell office:value-type="float" office:value="0.6" calcext:value-type="float">
            <text:p>0.6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0.4" calcext:value-type="float">
            <text:p>0.4</text:p>
          </table:table-cell>
          <table:table-cell/>
          <table:table-cell office:value-type="float" office:value="0.6" calcext:value-type="float">
            <text:p>0.6</text:p>
          </table:table-cell>
          <table:table-cell table:number-columns-repeated="12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3"/>
          <table:table-cell office:value-type="float" office:value="0.3" calcext:value-type="float">
            <text:p>0.3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0.2" calcext:value-type="float">
            <text:p>0.2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/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 table:number-rows-repeated="1048491">
          <table:table-cell table:number-columns-repeated="19"/>
        </table:table-row>
        <table:table-row table:style-name="ro1">
          <table:table-cell/>
          <table:table-cell table:style-name="ce5"/>
          <table:table-cell table:style-name="Default" table:number-columns-repeated="11"/>
          <table:table-cell table:number-columns-repeated="6"/>
        </table:table-row>
        <table:table-row table:style-name="ro1">
          <table:table-cell/>
          <table:table-cell table:style-name="ce5"/>
          <table:table-cell table:style-name="Default" table:number-columns-repeated="11"/>
          <table:table-cell table:number-columns-repeated="6"/>
        </table:table-row>
        <calcext:conditional-formats>
          <calcext:conditional-format calcext:target-range-address="cells.G63:cells.G1048574 cells.G2:cells.G42">
            <calcext:color-scale>
              <calcext:color-scale-entry calcext:value="0" calcext:type="number" calcext:color="#ffffff"/>
              <calcext:color-scale-entry calcext:value="1" calcext:type="number" calcext:color="#fdb462"/>
            </calcext:color-scale>
          </calcext:conditional-format>
          <calcext:conditional-format calcext:target-range-address="cells.H44:cells.H1048574 cells.H2:cells.H42">
            <calcext:color-scale>
              <calcext:color-scale-entry calcext:value="0" calcext:type="number" calcext:color="#ffffff"/>
              <calcext:color-scale-entry calcext:value="1" calcext:type="number" calcext:color="#b3de69"/>
            </calcext:color-scale>
          </calcext:conditional-format>
          <calcext:conditional-format calcext:target-range-address="cells.I44:cells.I1048574 cells.I2:cells.I42">
            <calcext:color-scale>
              <calcext:color-scale-entry calcext:value="0" calcext:type="number" calcext:color="#ffffff"/>
              <calcext:color-scale-entry calcext:value="1" calcext:type="number" calcext:color="#fccde5"/>
            </calcext:color-scale>
          </calcext:conditional-format>
          <calcext:conditional-format calcext:target-range-address="cells.J44:cells.J1048574 cells.J2:cells.J42">
            <calcext:color-scale>
              <calcext:color-scale-entry calcext:value="0" calcext:type="number" calcext:color="#ffffff"/>
              <calcext:color-scale-entry calcext:value="1" calcext:type="number" calcext:color="#d9d9d9"/>
            </calcext:color-scale>
          </calcext:conditional-format>
          <calcext:conditional-format calcext:target-range-address="cells.K44:cells.K1048574 cells.K2:cells.K42">
            <calcext:color-scale>
              <calcext:color-scale-entry calcext:value="0" calcext:type="number" calcext:color="#ffffff"/>
              <calcext:color-scale-entry calcext:value="1" calcext:type="number" calcext:color="#bc80bd"/>
            </calcext:color-scale>
          </calcext:conditional-format>
          <calcext:conditional-format calcext:target-range-address="cells.L44:cells.L1048574 cells.L2:cells.L42">
            <calcext:color-scale>
              <calcext:color-scale-entry calcext:value="0" calcext:type="number" calcext:color="#ffffff"/>
              <calcext:color-scale-entry calcext:value="1" calcext:type="number" calcext:color="#ccebc5"/>
            </calcext:color-scale>
          </calcext:conditional-format>
          <calcext:conditional-format calcext:target-range-address="cells.M44:cells.M1048574 cells.M2:cells.M42">
            <calcext:color-scale>
              <calcext:color-scale-entry calcext:value="0" calcext:type="number" calcext:color="#ffffff"/>
              <calcext:color-scale-entry calcext:value="1" calcext:type="number" calcext:color="#ffed6f"/>
            </calcext:color-scale>
          </calcext:conditional-format>
          <calcext:conditional-format calcext:target-range-address="cells.B1:cells.B1048574">
            <calcext:color-scale>
              <calcext:color-scale-entry calcext:value="0" calcext:type="number" calcext:color="#ffffff"/>
              <calcext:color-scale-entry calcext:value="1" calcext:type="number" calcext:color="#8dd3c7"/>
            </calcext:color-scale>
          </calcext:conditional-format>
          <calcext:conditional-format calcext:target-range-address="cells.C25:cells.C1048574 cells.C1:cells.C21">
            <calcext:color-scale>
              <calcext:color-scale-entry calcext:value="0" calcext:type="number" calcext:color="#ffffff"/>
              <calcext:color-scale-entry calcext:value="1" calcext:type="number" calcext:color="#ffffb3"/>
            </calcext:color-scale>
          </calcext:conditional-format>
          <calcext:conditional-format calcext:target-range-address="cells.D45:cells.D1048574 cells.D1:cells.D21">
            <calcext:color-scale>
              <calcext:color-scale-entry calcext:value="0" calcext:type="number" calcext:color="#ffffff"/>
              <calcext:color-scale-entry calcext:value="1" calcext:type="number" calcext:color="#bebada"/>
            </calcext:color-scale>
          </calcext:conditional-format>
          <calcext:conditional-format calcext:target-range-address="cells.E45:cells.E1048574 cells.E1:cells.E21">
            <calcext:color-scale>
              <calcext:color-scale-entry calcext:value="0" calcext:type="number" calcext:color="#ffffff"/>
              <calcext:color-scale-entry calcext:value="1" calcext:type="number" calcext:color="#fb8072"/>
            </calcext:color-scale>
          </calcext:conditional-format>
          <calcext:conditional-format calcext:target-range-address="cells.F63:cells.F1048574 cells.F1:cells.F42 cells.F44:cells.G62">
            <calcext:color-scale>
              <calcext:color-scale-entry calcext:value="0" calcext:type="number" calcext:color="#ffffff"/>
              <calcext:color-scale-entry calcext:value="1" calcext:type="number" calcext:color="#80b1d3"/>
            </calcext:color-scale>
          </calcext:conditional-format>
          <calcext:conditional-format calcext:target-range-address="cells.J43:cells.J62">
            <calcext:color-scale>
              <calcext:color-scale-entry calcext:value="0" calcext:type="number" calcext:color="#ffffff"/>
              <calcext:color-scale-entry calcext:value="1" calcext:type="number" calcext:color="#d9d9d9"/>
            </calcext:color-scale>
          </calcext:conditional-format>
          <calcext:conditional-format calcext:target-range-address="cells.K43:cells.K62">
            <calcext:color-scale>
              <calcext:color-scale-entry calcext:value="0" calcext:type="number" calcext:color="#ffffff"/>
              <calcext:color-scale-entry calcext:value="1" calcext:type="number" calcext:color="#bc80bd"/>
            </calcext:color-scale>
          </calcext:conditional-format>
          <calcext:conditional-format calcext:target-range-address="cells.L43:cells.L62">
            <calcext:color-scale>
              <calcext:color-scale-entry calcext:value="0" calcext:type="number" calcext:color="#ffffff"/>
              <calcext:color-scale-entry calcext:value="1" calcext:type="number" calcext:color="#ccebc5"/>
            </calcext:color-scale>
          </calcext:conditional-format>
          <calcext:conditional-format calcext:target-range-address="cells.M43:cells.M62">
            <calcext:color-scale>
              <calcext:color-scale-entry calcext:value="0" calcext:type="number" calcext:color="#ffffff"/>
              <calcext:color-scale-entry calcext:value="1" calcext:type="number" calcext:color="#ffed6f"/>
            </calcext:color-scale>
          </calcext:conditional-format>
          <calcext:conditional-format calcext:target-range-address="cells.G43:cells.G62">
            <calcext:color-scale>
              <calcext:color-scale-entry calcext:value="0" calcext:type="number" calcext:color="#ffffff"/>
              <calcext:color-scale-entry calcext:value="1" calcext:type="number" calcext:color="#fdb462"/>
            </calcext:color-scale>
          </calcext:conditional-format>
          <calcext:conditional-format calcext:target-range-address="cells.H43:cells.H62">
            <calcext:color-scale>
              <calcext:color-scale-entry calcext:value="0" calcext:type="number" calcext:color="#ffffff"/>
              <calcext:color-scale-entry calcext:value="1" calcext:type="number" calcext:color="#b3de69"/>
            </calcext:color-scale>
          </calcext:conditional-format>
          <calcext:conditional-format calcext:target-range-address="cells.I43:cells.I62">
            <calcext:color-scale>
              <calcext:color-scale-entry calcext:value="0" calcext:type="number" calcext:color="#ffffff"/>
              <calcext:color-scale-entry calcext:value="1" calcext:type="number" calcext:color="#fccde5"/>
            </calcext:color-scale>
          </calcext:conditional-format>
          <calcext:conditional-format calcext:target-range-address="cells.D43:cells.D62">
            <calcext:color-scale>
              <calcext:color-scale-entry calcext:value="0" calcext:type="number" calcext:color="#ffffff"/>
              <calcext:color-scale-entry calcext:value="1" calcext:type="number" calcext:color="#bebada"/>
            </calcext:color-scale>
          </calcext:conditional-format>
          <calcext:conditional-format calcext:target-range-address="cells.E43:cells.E62">
            <calcext:color-scale>
              <calcext:color-scale-entry calcext:value="0" calcext:type="number" calcext:color="#ffffff"/>
              <calcext:color-scale-entry calcext:value="1" calcext:type="number" calcext:color="#fb8072"/>
            </calcext:color-scale>
          </calcext:conditional-format>
          <calcext:conditional-format calcext:target-range-address="cells.F43:cells.F62">
            <calcext:color-scale>
              <calcext:color-scale-entry calcext:value="0" calcext:type="number" calcext:color="#ffffff"/>
              <calcext:color-scale-entry calcext:value="1" calcext:type="number" calcext:color="#80b1d3"/>
            </calcext:color-scale>
          </calcext:conditional-format>
          <calcext:conditional-format calcext:target-range-address="cells.C23:cells.C62">
            <calcext:color-scale>
              <calcext:color-scale-entry calcext:value="0" calcext:type="number" calcext:color="#ffffff"/>
              <calcext:color-scale-entry calcext:value="1" calcext:type="number" calcext:color="#ffffb3"/>
            </calcext:color-scale>
          </calcext:conditional-format>
          <calcext:conditional-format calcext:target-range-address="cells.D24:cells.D42">
            <calcext:color-scale>
              <calcext:color-scale-entry calcext:value="0" calcext:type="number" calcext:color="#ffffff"/>
              <calcext:color-scale-entry calcext:value="1" calcext:type="number" calcext:color="#bebada"/>
            </calcext:color-scale>
          </calcext:conditional-format>
          <calcext:conditional-format calcext:target-range-address="cells.E24:cells.E42">
            <calcext:color-scale>
              <calcext:color-scale-entry calcext:value="0" calcext:type="number" calcext:color="#ffffff"/>
              <calcext:color-scale-entry calcext:value="1" calcext:type="number" calcext:color="#fb8072"/>
            </calcext:color-scale>
          </calcext:conditional-format>
          <calcext:conditional-format calcext:target-range-address="cells.C22:cells.C62">
            <calcext:color-scale>
              <calcext:color-scale-entry calcext:value="0" calcext:type="number" calcext:color="#ffffff"/>
              <calcext:color-scale-entry calcext:value="1" calcext:type="number" calcext:color="#ffffb3"/>
            </calcext:color-scale>
          </calcext:conditional-format>
          <calcext:conditional-format calcext:target-range-address="cells.D22:cells.D42">
            <calcext:color-scale>
              <calcext:color-scale-entry calcext:value="0" calcext:type="number" calcext:color="#ffffff"/>
              <calcext:color-scale-entry calcext:value="1" calcext:type="number" calcext:color="#bebada"/>
            </calcext:color-scale>
          </calcext:conditional-format>
          <calcext:conditional-format calcext:target-range-address="cells.E22:cells.E42">
            <calcext:color-scale>
              <calcext:color-scale-entry calcext:value="0" calcext:type="number" calcext:color="#ffffff"/>
              <calcext:color-scale-entry calcext:value="1" calcext:type="number" calcext:color="#fb8072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et3_5f_1" style:display-name="Set3_1" style:family="table-cell" style:parent-style-name="Set3">
      <style:table-cell-properties fo:background-color="#8dd3c7"/>
      <style:text-properties style:use-window-font-color="true"/>
    </style:style>
    <style:style style:name="Set3_5f_2" style:display-name="Set3_2" style:family="table-cell" style:parent-style-name="Set3">
      <style:table-cell-properties fo:background-color="#ffffb3"/>
      <style:text-properties style:use-window-font-color="true"/>
    </style:style>
    <style:style style:name="Set3_5f_3" style:display-name="Set3_3" style:family="table-cell" style:parent-style-name="Set3">
      <style:table-cell-properties fo:background-color="#bebada"/>
      <style:text-properties style:use-window-font-color="true"/>
    </style:style>
    <style:style style:name="Set3_5f_4" style:display-name="Set3_4" style:family="table-cell" style:parent-style-name="Set3">
      <style:table-cell-properties fo:background-color="#fb8072"/>
      <style:text-properties style:use-window-font-color="true"/>
    </style:style>
    <style:style style:name="Set3_5f_5" style:display-name="Set3_5" style:family="table-cell" style:parent-style-name="Set3">
      <style:table-cell-properties fo:background-color="#80b1d3"/>
      <style:text-properties style:use-window-font-color="true"/>
    </style:style>
    <style:style style:name="Set3_5f_6" style:display-name="Set3_6" style:family="table-cell" style:parent-style-name="Set3">
      <style:table-cell-properties fo:background-color="#fdb462"/>
      <style:text-properties style:use-window-font-color="true"/>
    </style:style>
    <style:style style:name="Set3_5f_7" style:display-name="Set3_7" style:family="table-cell" style:parent-style-name="Set3">
      <style:table-cell-properties fo:background-color="#b3de69"/>
      <style:text-properties style:use-window-font-color="true"/>
    </style:style>
    <style:style style:name="Set3_5f_8" style:display-name="Set3_8" style:family="table-cell" style:parent-style-name="Set3">
      <style:table-cell-properties fo:background-color="#fccde5"/>
      <style:text-properties style:use-window-font-color="true"/>
    </style:style>
    <style:style style:name="Set3_5f_9" style:display-name="Set3_9" style:family="table-cell" style:parent-style-name="Set3">
      <style:table-cell-properties fo:background-color="#d9d9d9"/>
      <style:text-properties style:use-window-font-color="true"/>
    </style:style>
    <style:style style:name="Set3_5f_10" style:display-name="Set3_10" style:family="table-cell" style:parent-style-name="Set3">
      <style:table-cell-properties fo:background-color="#bc80bd"/>
      <style:text-properties style:use-window-font-color="true"/>
    </style:style>
    <style:style style:name="Set3_5f_11" style:display-name="Set3_11" style:family="table-cell" style:parent-style-name="Set3">
      <style:table-cell-properties fo:background-color="#ccebc5"/>
      <style:text-properties style:use-window-font-color="true"/>
    </style:style>
    <style:style style:name="Set3_5f_12" style:display-name="Set3_12" style:family="table-cell" style:parent-style-name="Set3">
      <style:table-cell-properties fo:background-color="#ffed6f"/>
      <style:text-properties style:use-window-font-color="true"/>
    </style:style>
    <style:style style:name="Set3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5">00/00/0000</text:date>, <text:time style:data-style-name="N2" text:time-value="16:03:51.0148188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recht Cannoodt</meta:initial-creator>
    <meta:creation-date>2017-04-03T10:15:12.918974974</meta:creation-date>
    <meta:generator>LibreOffice/5.0.3.2$Linux_X86_64 LibreOffice_project/00m0$Build-2</meta:generator>
    <dc:date>2017-04-05T16:04:03.060172813</dc:date>
    <dc:creator>Robrecht Cannoodt</dc:creator>
    <meta:editing-duration>PT3H40M22S</meta:editing-duration>
    <meta:editing-cycles>36</meta:editing-cycles>
    <meta:document-statistic meta:table-count="2" meta:cell-count="529" meta:object-count="0"/>
  </office:meta>
</office:document-meta>
</file>